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9665in"/>
    </style:style>
    <style:style style:name="co14" style:family="table-column">
      <style:table-column-properties fo:break-before="auto" style:column-width="1.692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2.1047in"/>
    </style:style>
    <style:style style:name="co17" style:family="table-column">
      <style:table-column-properties fo:break-before="auto" style:column-width="2.0043in"/>
    </style:style>
    <style:style style:name="co18" style:family="table-column">
      <style:table-column-properties fo:break-before="auto" style:column-width="1.7929in"/>
    </style:style>
    <style:style style:name="co19" style:family="table-column">
      <style:table-column-properties fo:break-before="auto" style:column-width="2.5583in"/>
    </style:style>
    <style:style style:name="co20" style:family="table-column">
      <style:table-column-properties fo:break-before="auto" style:column-width="2.0846in"/>
    </style:style>
    <style:style style:name="co21" style:family="table-column">
      <style:table-column-properties fo:break-before="auto" style:column-width="1.2591in"/>
    </style:style>
    <style:style style:name="co22" style:family="table-column">
      <style:table-column-properties fo:break-before="auto" style:column-width="0.8909in"/>
    </style:style>
    <style:style style:name="co23" style:family="table-column">
      <style:table-column-properties fo:break-before="auto" style:column-width="1.148in"/>
    </style:style>
    <style:style style:name="co24" style:family="table-column">
      <style:table-column-properties fo:break-before="auto" style:column-width="2.6736in"/>
    </style:style>
    <style:style style:name="co25" style:family="table-column">
      <style:table-column-properties fo:break-before="auto" style:column-width="0.9102in"/>
    </style:style>
    <style:style style:name="co26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3311in" fo:break-before="auto" style:use-optimal-row-height="false"/>
    </style:style>
    <style:style style:name="ro20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229">
      <style:table-cell-properties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" style:family="table-cell" style:parent-style-name="Default" style:data-style-name="N229">
      <style:table-cell-properties style:vertical-align="middle"/>
    </style:style>
    <style:style style:name="ce15" style:family="table-cell" style:parent-style-name="Default" style:data-style-name="N168">
      <style:table-cell-properties fo:border-bottom="0.0008in solid #000000" fo:background-color="#ffff66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order-bottom="0.0008in solid #000000" fo:background-color="#ffff66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able-cell-properties fo:border-bottom="0.0008in solid #000000" fo:background-color="#ffff66" fo:border-left="none" fo:padding-bottom="0.0193in" fo:padding-left="0.0138in" fo:padding-right="0.0138in" fo:padding-top="0.0193in" fo:border-right="none" fo:border-top="0.0008in solid #000000" style:vertical-align="middle"/>
      <style:text-properties style:font-name="Arial" fo:font-size="10pt" fo:font-weight="normal"/>
    </style:style>
    <style:style style:name="ce18" style:family="table-cell" style:parent-style-name="Default">
      <style:table-cell-properties fo:border-bottom="0.0008in solid #000000" fo:background-color="#ffff66" fo:border-left="none" fo:padding-bottom="0.0193in" fo:padding-left="0.0138in" fo:padding-right="0.0138in" fo:padding-top="0.0193in" fo:border-right="none" fo:border-top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008in solid #000000" fo:background-color="#ffff66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 style:vertical-align="middle"/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fo:border-bottom="0.0008in solid #000000" fo:background-color="#ffff66" fo:border-left="none" fo:padding-bottom="0.0193in" fo:padding-left="0.0138in" fo:padding-right="0.0138in" fo:padding-top="0.0193in" fo:border-right="0.0008in solid #000000" fo:border-top="0.0008in solid #000000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fo:border-bottom="0.0008in solid #000000" fo:background-color="#ffff66" style:diagonal-bl-tr="none" style:diagonal-tl-br="none" fo:border-left="none" fo:padding-bottom="0.0193in" fo:padding-left="0.0138in" fo:padding-right="0.0138in" fo:padding-top="0.0193in" fo:border-right="0.0008in solid #000000" fo:border-top="0.0008in solid #000000" style:vertical-align="middl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0.0008in solid #000000" style:vertical-align="middle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fo:wrap-option="wrap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7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language="en" fo:country="US" fo:font-weight="normal" style:font-name-asian="Arial" style:font-size-asian="10pt" style:font-weight-asian="normal" style:font-name-complex="Tahoma1" style:font-size-complex="10pt" style:font-weight-complex="normal"/>
    </style:style>
    <style:style style:name="ce39" style:family="table-cell" style:parent-style-name="Normal_5f_Sheet1">
      <style:table-cell-properties fo:border="0.0008in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5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6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="0.0008in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9" style:family="table-cell" style:parent-style-name="Normal_5f_Sheet1">
      <style:table-cell-properties fo:border="0.0138in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2" style:family="table-cell" style:parent-style-name="Default">
      <style:table-cell-properties fo:background-color="#000080" fo:border="0.0008in solid #000000" fo:padding-bottom="0.0193in" fo:padding-left="0.0138in" fo:padding-right="0.0138in" fo:padding-top="0.0193in" style:vertical-align="middle"/>
      <style:text-properties fo:color="#ffffff" style:font-name="Arial" fo:font-size="10pt" fo:font-weight="bold" style:font-size-asian="10pt" style:font-size-complex="10pt"/>
    </style:style>
    <style:style style:name="ce93" style:family="table-cell" style:parent-style-name="Default">
      <style:table-cell-properties fo:background-color="#00b8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font-name="Arial" fo:font-size="10pt" fo:font-weight="bold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fo:background-color="transparent" style:vertical-align="middle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Arial" style:font-weight-asian="bold" style:font-name-complex="Tahoma1" style:font-weight-complex="bold"/>
    </style:style>
    <style:style style:name="T3" style:family="text">
      <style:text-properties style:font-name="Arial" style:font-name-asian="ＭＳ Ｐゴシック" style:language-asian="en" style:country-asian="US" style:font-name-complex="Tahoma2" style:language-complex="en" style:country-complex="US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font-name="Arial" fo:font-weight="normal" style:font-name-asian="Arial" style:font-weight-asian="normal" style:font-name-complex="Tahoma1" style:font-weight-complex="normal"/>
    </style:style>
    <style:style style:name="T10" style:family="text">
      <style:text-properties style:font-name="Arial" fo:font-weight="bold" style:font-name-asian="Arial" style:font-weight-asian="bold" style:font-name-complex="Tahoma1" style:font-weight-complex="bold"/>
    </style:style>
    <style:style style:name="T11" style:family="text">
      <style:text-properties style:font-name="Arial" style:font-name-asian="Arial" style:font-name-complex="Tahoma1"/>
    </style:style>
    <style:style style:name="T12" style:family="text">
      <style:text-properties style:font-name-asian="Arial" style:font-name-complex="Tahoma1"/>
    </style:style>
    <style:style style:name="T13" style:family="text">
      <style:text-properties fo:font-weight="bold" style:font-name-asian="Arial" style:font-weight-asian="bold" style:font-name-complex="Tahoma1" style:font-weight-complex="bold"/>
    </style:style>
    <style:style style:name="T14" style:family="text">
      <style:text-properties fo:font-weight="normal" style:font-name-asian="Arial" style:font-weight-asian="normal" style:font-name-complex="Tahoma1" style:font-weight-complex="normal"/>
    </style:style>
    <style:style style:name="T15" style:family="text">
      <style:text-properties style:font-name="Arial" style:font-name-asian="Arial" style:font-weight-asian="bold" style:font-name-complex="Tahoma1" style:font-weight-complex="bold"/>
    </style:style>
    <style:style style:name="T16" style:family="text">
      <style:text-properties style:font-name="Arial" style:font-name-asian="Arial" style:font-weight-asian="normal" style:font-name-complex="Tahoma1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249" table:default-cell-style-name="ce5"/>
        <table:table-column table:style-name="co8" table:number-columns-repeated="768" table:default-cell-style-name="ce5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 table:number-columns-repeated="76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2"/>
          <table:table-cell table:style-name="ce7" office:value-type="string">
            <text:p>PLF-CS REGRESSION TEST CASES</text:p>
          </table:table-cell>
          <table:table-cell table:style-name="ce2" table:number-columns-repeated="4"/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2"/>
          <table:table-cell table:style-name="ce8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3"/>
          <table:table-cell table:style-name="ce2" table:number-columns-repeated="2"/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2"/>
          <table:table-cell table:style-name="ce8" office:value-type="string">
            <text:p>Issue date:</text:p>
          </table:table-cell>
          <table:table-cell table:style-name="ce16"/>
          <table:table-cell table:style-name="ce23"/>
          <table:table-cell table:style-name="ce2" table:number-columns-repeated="2"/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2"/>
          <table:table-cell table:style-name="ce8" office:value-type="string">
            <text:p>Project Suite:</text:p>
          </table:table-cell>
          <table:table-cell table:style-name="ce17"/>
          <table:table-cell table:style-name="ce23"/>
          <table:table-cell table:style-name="ce2" table:number-columns-repeated="2"/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2"/>
          <table:table-cell table:style-name="ce8" office:value-type="string">
            <text:p>Project Name:</text:p>
          </table:table-cell>
          <table:table-cell table:style-name="ce18" office:value-type="string">
            <text:p>CS </text:p>
          </table:table-cell>
          <table:table-cell table:style-name="ce23"/>
          <table:table-cell table:style-name="ce2" table:number-columns-repeated="2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9" table:formula="of:=[Summary_Report.F15]" office:value-type="float" office:value="12">
            <text:p>12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3"/>
          <table:table-cell table:style-name="ce9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25"/>
          <table:table-cell table:number-columns-repeated="3"/>
          <table:table-cell table:style-name="ce3" table:number-columns-repeated="248"/>
          <table:table-cell table:number-columns-repeated="769"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4"/>
          <table:table-cell table:style-name="ce10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 table:number-columns-repeated="769"/>
        </table:table-row>
        <table:table-row table:style-name="ro7">
          <table:table-cell table:style-name="ce4"/>
          <table:table-cell table:style-name="ce11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29" office:value-type="string">
            <text:p>Reviewer/</text:p>
            <text:p>Approver</text:p>
          </table:table-cell>
          <table:table-cell table:style-name="ce31" office:value-type="string">
            <text:p>Reference</text:p>
          </table:table-cell>
          <table:table-cell table:style-name="ce4" table:number-columns-repeated="248"/>
          <table:table-cell table:number-columns-repeated="769"/>
        </table:table-row>
        <table:table-row table:style-name="ro8">
          <table:table-cell table:style-name="ce4"/>
          <table:table-cell table:style-name="ce12" office:value-type="string">
            <text:p>06/Oct/11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Add regression test case based on issue of <text:s/>CS-2.1.6</text:p>
          </table:table-cell>
          <table:table-cell table:style-name="ce28" office:value-type="string">
            <text:p>nhung.vu</text:p>
          </table:table-cell>
          <table:table-cell table:style-name="ce30"/>
          <table:table-cell table:style-name="ce32"/>
          <table:table-cell table:style-name="ce3"/>
          <table:table-cell table:style-name="ce4" table:number-columns-repeated="247"/>
          <table:table-cell table:number-columns-repeated="769"/>
        </table:table-row>
        <table:table-row table:style-name="ro8">
          <table:table-cell table:style-name="ce3"/>
          <table:table-cell table:style-name="ce12" office:value-type="string">
            <text:p>07/Oct/11</text:p>
          </table:table-cell>
          <table:table-cell table:style-name="ce22" office:value-type="string">
            <text:p>1.0</text:p>
          </table:table-cell>
          <table:table-cell table:style-name="ce27" office:value-type="string">
            <text:p>Add regression test case based on issue of <text:s/>CS-2.1.5</text:p>
          </table:table-cell>
          <table:table-cell table:style-name="ce28" office:value-type="string">
            <text:p>nhung.vu</text:p>
          </table:table-cell>
          <table:table-cell table:style-name="ce30"/>
          <table:table-cell table:style-name="ce32"/>
          <table:table-cell table:style-name="ce3" table:number-columns-repeated="248"/>
          <table:table-cell table:number-columns-repeated="769"/>
        </table:table-row>
        <table:table-row table:style-name="ro1">
          <table:table-cell table:style-name="ce1"/>
          <table:table-cell table:style-name="ce13"/>
          <table:table-cell table:style-name="ce1" table:number-columns-repeated="253"/>
          <table:table-cell table:number-columns-repeated="769"/>
        </table:table-row>
        <table:table-row table:style-name="ro1">
          <table:table-cell table:style-name="ce1"/>
          <table:table-cell table:style-name="ce14"/>
          <table:table-cell table:number-columns-repeated="6"/>
          <table:table-cell table:style-name="ce1" table:number-columns-repeated="247"/>
          <table:table-cell table:number-columns-repeated="769"/>
        </table:table-row>
        <table:table-row table:style-name="ro1" table:number-rows-repeated="3">
          <table:table-cell table:style-name="ce1" table:number-columns-repeated="255"/>
          <table:table-cell table:number-columns-repeated="769"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 table:number-columns-repeated="769"/>
        </table:table-row>
        <table:table-row table:style-name="ro1" table:number-rows-repeated="11">
          <table:table-cell table:style-name="ce1" table:number-columns-repeated="255"/>
          <table:table-cell table:number-columns-repeated="76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8" table:number-columns-repeated="1020" table:default-cell-style-name="ce37"/>
        <table:table-row table:style-name="ro8">
          <table:table-cell table:style-name="ce33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3"/>
          <table:table-cell table:style-name="ce33" office:value-type="string" table:number-columns-spanned="1" table:number-rows-spanned="2">
            <text:p>BugID</text:p>
          </table:table-cell>
          <table:table-cell table:style-name="ce33" office:value-type="string" table:number-columns-spanned="1" table:number-rows-spanned="2">
            <text:p>Priority</text:p>
          </table:table-cell>
          <table:table-cell table:number-columns-repeated="1020"/>
        </table:table-row>
        <table:table-row table:style-name="ro9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covered-table-cell table:number-columns-repeated="2" table:style-name="ce33" office:value-type="string">
            <text:p>Priority</text:p>
          </table:covered-table-cell>
          <table:table-cell table:number-columns-repeated="1020"/>
        </table:table-row>
        <table:table-row table:style-name="ro9">
          <table:table-cell table:style-name="ce34" office:value-type="string" table:number-columns-spanned="4" table:number-rows-spanned="1">
            <text:p>Bugs on version 2.1.5</text:p>
          </table:table-cell>
          <table:covered-table-cell table:number-columns-repeated="3" table:style-name="ce33"/>
          <table:table-cell table:number-columns-repeated="1020"/>
        </table:table-row>
        <table:table-row table:style-name="ro8">
          <table:table-cell table:style-name="ce35" office:value-type="string">
            <text:p>REG_PLF305_CS_001</text:p>
          </table:table-cell>
          <table:table-cell table:style-name="ce38" office:value-type="string">
            <text:p>Check Group Calendar in Space</text:p>
          </table:table-cell>
          <table:table-cell table:style-name="ce39" office:value-type="string">
            <text:p><text:a xlink:href="https://jira.exoplatform.org/browse/CCP-857">CCP-857</text:a></text:p>
            <text:p>CS-4862</text:p>
          </table:table-cell>
          <table:table-cell table:style-name="ce40" office:value-type="string">
            <text:p>High</text:p>
          </table:table-cell>
          <table:table-cell table:style-name="ce42" table:number-columns-repeated="1020"/>
        </table:table-row>
        <table:table-row table:style-name="ro8">
          <table:table-cell table:style-name="ce35" office:value-type="string">
            <text:p>REG_PLF305_CS_002</text:p>
          </table:table-cell>
          <table:table-cell table:style-name="ce38" office:value-type="string">
            <text:p>Check displaying for Sharing calendar and Advance Search in French</text:p>
          </table:table-cell>
          <table:table-cell table:style-name="ce39" office:value-type="string">
            <text:p><text:a xlink:href="https://jira.exoplatform.org/browse/CCP-963">CCP-963</text:a></text:p>
            <text:p>CS-4920</text:p>
          </table:table-cell>
          <table:table-cell table:style-name="ce40" office:value-type="string">
            <text:p>Medium</text:p>
          </table:table-cell>
          <table:table-cell table:style-name="ce42" table:number-columns-repeated="1020"/>
        </table:table-row>
        <table:table-row table:style-name="ro9">
          <table:table-cell table:style-name="ce34" office:value-type="string" table:number-columns-spanned="4" table:number-rows-spanned="1">
            <text:p>Bugs on version 2.1.6</text:p>
          </table:table-cell>
          <table:covered-table-cell table:number-columns-repeated="3" table:style-name="ce33"/>
          <table:table-cell table:number-columns-repeated="1020"/>
        </table:table-row>
        <table:table-row table:style-name="ro8">
          <table:table-cell table:style-name="ce35" office:value-type="string">
            <text:p>REG_PLF306_CS_001</text:p>
          </table:table-cell>
          <table:table-cell table:style-name="ce38" office:value-type="string">
            <text:p>Check chat function with an user has uppercase user name</text:p>
          </table:table-cell>
          <table:table-cell table:style-name="ce40" office:value-type="string">
            <text:p><text:span text:style-name="T3"><text:a xlink:href="https://jira.exoplatform.org/browse/CCP-975">CCP-975</text:a></text:span></text:p>
            <text:p><text:span text:style-name="T3">CS-4601</text:span></text:p>
          </table:table-cell>
          <table:table-cell table:style-name="ce40" office:value-type="string">
            <text:p>High</text:p>
          </table:table-cell>
          <table:table-cell table:style-name="ce42" table:number-columns-repeated="1020"/>
        </table:table-row>
        <table:table-row table:style-name="ro8">
          <table:table-cell table:style-name="ce35" office:value-type="string">
            <text:p>REG_PLF306_CS_002</text:p>
          </table:table-cell>
          <table:table-cell table:style-name="ce38" office:value-type="string">
            <text:p>Check day of week in mini calendar</text:p>
          </table:table-cell>
          <table:table-cell table:style-name="ce40" office:value-type="string">
            <text:p><text:span text:style-name="T3"><text:a xlink:href="https://jira.exoplatform.org/browse/CCP-890">CCP-890</text:a></text:span></text:p>
            <text:p><text:span text:style-name="T3">CS-4840</text:span></text:p>
          </table:table-cell>
          <table:table-cell table:style-name="ce40" office:value-type="string">
            <text:p>High</text:p>
          </table:table-cell>
          <table:table-cell table:style-name="ce42" table:number-columns-repeated="1020"/>
        </table:table-row>
        <table:table-row table:style-name="ro8">
          <table:table-cell table:style-name="ce35" office:value-type="string">
            <text:p>REG_PLF306_CS_003</text:p>
          </table:table-cell>
          <table:table-cell table:style-name="ce38" office:value-type="string">
            <text:p>Check adding a contact with a long email in the address book</text:p>
          </table:table-cell>
          <table:table-cell table:style-name="ce40" office:value-type="string">
            <text:p><text:span text:style-name="T3"><text:a xlink:href="https://jira.exoplatform.org/browse/CCP-1046">CCP-1046</text:a></text:span></text:p>
            <text:p><text:span text:style-name="T3">CS-4919</text:span></text:p>
          </table:table-cell>
          <table:table-cell table:style-name="ce40" office:value-type="string">
            <text:p>High</text:p>
          </table:table-cell>
          <table:table-cell table:style-name="ce42" table:number-columns-repeated="1020"/>
        </table:table-row>
        <table:table-row table:style-name="ro8">
          <table:table-cell table:style-name="ce35" office:value-type="string">
            <text:p>REG_PLF306_CS_004</text:p>
          </table:table-cell>
          <table:table-cell table:style-name="ce38" office:value-type="string">
            <text:p>Check date availability in schedule tab</text:p>
          </table:table-cell>
          <table:table-cell table:style-name="ce40" office:value-type="string">
            <text:p><text:span text:style-name="T3"><text:a xlink:href="https://jira.exoplatform.org/browse/CCP-901">CCP-901</text:a></text:span></text:p>
            <text:p><text:span text:style-name="T3">CS-4923</text:span></text:p>
          </table:table-cell>
          <table:table-cell table:style-name="ce40" office:value-type="string">
            <text:p>High</text:p>
          </table:table-cell>
          <table:table-cell table:style-name="ce42" table:number-columns-repeated="1020"/>
        </table:table-row>
        <table:table-row table:style-name="ro8">
          <table:table-cell table:style-name="ce35" office:value-type="string">
            <text:p>REG_PLF306_CS_005</text:p>
          </table:table-cell>
          <table:table-cell table:style-name="ce38" office:value-type="string">
            <text:p>Check displaying of Participants and Information in Participants list</text:p>
          </table:table-cell>
          <table:table-cell table:style-name="ce40" office:value-type="string">
            <text:p><text:a xlink:href="https://jira.exoplatform.org/browse/CCP-965">CCP-965</text:a></text:p>
            <text:p>CS-5011</text:p>
          </table:table-cell>
          <table:table-cell table:style-name="ce40" office:value-type="string">
            <text:p>High</text:p>
          </table:table-cell>
          <table:table-cell table:style-name="ce42" table:number-columns-repeated="1020"/>
        </table:table-row>
        <table:table-row table:style-name="ro8">
          <table:table-cell table:style-name="ce35" office:value-type="string">
            <text:p>REG_PLF306_CS_006</text:p>
          </table:table-cell>
          <table:table-cell table:style-name="ce38" office:value-type="string">
            <text:p>Check displaying of events of the same day in week view</text:p>
          </table:table-cell>
          <table:table-cell table:style-name="ce40" office:value-type="string">
            <text:p><text:span text:style-name="T3"><text:a xlink:href="https://jira.exoplatform.org/browse/CCP-995">CCP-995</text:a></text:span></text:p>
            <text:p><text:span text:style-name="T3">CS-5069</text:span></text:p>
          </table:table-cell>
          <table:table-cell table:style-name="ce40" office:value-type="string">
            <text:p>High</text:p>
          </table:table-cell>
          <table:table-cell table:style-name="ce42" table:number-columns-repeated="1020"/>
        </table:table-row>
        <table:table-row table:style-name="ro8">
          <table:table-cell table:style-name="ce35" office:value-type="string">
            <text:p>REG_PLF306_CS_007</text:p>
          </table:table-cell>
          <table:table-cell table:style-name="ce38" office:value-type="string">
            <text:p><text:span text:style-name="T2">Check displaying of event </text:span><text:span text:style-name="T2">category listbox</text:span></text:p>
          </table:table-cell>
          <table:table-cell table:style-name="ce39" office:value-type="string">
            <text:p><text:a xlink:href="https://jira.exoplatform.org/browse/CCP-886">CCP-886</text:a> </text:p>
            <text:p>CS-4914</text:p>
          </table:table-cell>
          <table:table-cell table:style-name="ce40" office:value-type="string">
            <text:p>Medium</text:p>
          </table:table-cell>
          <table:table-cell table:style-name="ce42" table:number-columns-repeated="1020"/>
        </table:table-row>
        <table:table-row table:style-name="ro1">
          <table:table-cell table:style-name="ce36"/>
          <table:table-cell table:style-name="ce5" table:number-columns-repeated="2"/>
          <table:table-cell table:style-name="ce41"/>
          <table:table-cell table:style-name="ce42"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2_1_5" table:style-name="ta1" table:print="false">
        <office:forms form:automatic-focus="false" form:apply-design-mode="false"/>
        <table:table-column table:style-name="co8" table:default-cell-style-name="ce37"/>
        <table:table-column table:style-name="co8" table:default-cell-style-name="ce54"/>
        <table:table-column table:style-name="co8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8" table:default-cell-style-name="ce69"/>
        <table:table-column table:style-name="co8" table:default-cell-style-name="ce37"/>
        <table:table-column table:style-name="co18" table:default-cell-style-name="ce37"/>
        <table:table-column table:style-name="co8" table:number-columns-repeated="1013" table:default-cell-style-name="ce37"/>
        <table:table-row table:style-name="ro9">
          <table:table-cell table:style-name="ce43"/>
          <table:table-cell table:style-name="ce47" office:value-type="string">
            <text:p>TEST CASES</text:p>
          </table:table-cell>
          <table:table-cell table:style-name="ce55"/>
          <table:table-cell table:style-name="ce48" table:number-columns-repeated="2"/>
          <table:table-cell table:style-name="ce63"/>
          <table:table-cell table:style-name="ce48" table:number-columns-repeated="2"/>
          <table:table-cell table:style-name="ce56"/>
          <table:table-cell table:style-name="ce70"/>
          <table:table-cell table:style-name="ce48"/>
          <table:table-cell table:style-name="ce71" office:value-type="string">
            <text:p>Passed</text:p>
          </table:table-cell>
          <table:table-cell table:style-name="ce71" table:formula="of:=COUNTIF([.M$7:.M$972];[.$L1])" office:value-type="float" office:value="0">
            <text:p>0</text:p>
          </table:table-cell>
          <table:table-cell table:style-name="ce71" table:formula="of:=COUNTIF([.N$7:.N$972];[.$L1])" office:value-type="float" office:value="0">
            <text:p>0</text:p>
          </table:table-cell>
          <table:table-cell table:style-name="ce71" table:formula="of:=COUNTIF([.O$7:.O$972];[.$L1])" office:value-type="float" office:value="0">
            <text:p>0</text:p>
          </table:table-cell>
          <table:table-cell table:style-name="ce71" table:formula="of:=COUNTIF([.P$7:.P$972];[.$L1])" office:value-type="float" office:value="0">
            <text:p>0</text:p>
          </table:table-cell>
          <table:table-cell table:style-name="ce71" table:formula="of:=COUNTIF([.Q$7:.Q$972];[.$L1])" office:value-type="float" office:value="0">
            <text:p>0</text:p>
          </table:table-cell>
          <table:table-cell table:style-name="ce71" table:formula="of:=COUNTIF([.R$7:.R$972];[.$L1])" office:value-type="float" office:value="0">
            <text:p>0</text:p>
          </table:table-cell>
          <table:table-cell table:style-name="ce71" table:formula="of:=COUNTIF([.S$7:.S$972];[.$L1])" office:value-type="float" office:value="0">
            <text:p>0</text:p>
          </table:table-cell>
          <table:table-cell table:style-name="ce70" table:number-columns-repeated="211"/>
          <table:table-cell table:number-columns-repeated="794"/>
        </table:table-row>
        <table:table-row table:style-name="ro9">
          <table:table-cell table:style-name="ce43"/>
          <table:table-cell table:style-name="ce48"/>
          <table:table-cell table:style-name="ce56"/>
          <table:table-cell table:style-name="ce48" table:number-columns-repeated="2"/>
          <table:table-cell table:style-name="ce63"/>
          <table:table-cell table:style-name="ce48" table:number-columns-repeated="2"/>
          <table:table-cell table:style-name="ce56"/>
          <table:table-cell/>
          <table:table-cell table:style-name="ce48"/>
          <table:table-cell table:style-name="ce71" office:value-type="string">
            <text:p>Failed</text:p>
          </table:table-cell>
          <table:table-cell table:style-name="ce71" table:formula="of:=COUNTIF([.M$7:.M$972];[.$L2])" office:value-type="float" office:value="0">
            <text:p>0</text:p>
          </table:table-cell>
          <table:table-cell table:style-name="ce71" table:formula="of:=COUNTIF([.N$7:.N$972];[.$L2])" office:value-type="float" office:value="0">
            <text:p>0</text:p>
          </table:table-cell>
          <table:table-cell table:style-name="ce71" table:formula="of:=COUNTIF([.O$7:.O$972];[.$L2])" office:value-type="float" office:value="0">
            <text:p>0</text:p>
          </table:table-cell>
          <table:table-cell table:style-name="ce71" table:formula="of:=COUNTIF([.P$7:.P$972];[.$L2])" office:value-type="float" office:value="0">
            <text:p>0</text:p>
          </table:table-cell>
          <table:table-cell table:style-name="ce71" table:formula="of:=COUNTIF([.Q$7:.Q$972];[.$L2])" office:value-type="float" office:value="0">
            <text:p>0</text:p>
          </table:table-cell>
          <table:table-cell table:style-name="ce71" table:formula="of:=COUNTIF([.R$7:.R$972];[.$L2])" office:value-type="float" office:value="0">
            <text:p>0</text:p>
          </table:table-cell>
          <table:table-cell table:style-name="ce71" table:formula="of:=COUNTIF([.S$7:.S$972];[.$L2])" office:value-type="float" office:value="0">
            <text:p>0</text:p>
          </table:table-cell>
          <table:table-cell table:style-name="ce70" table:number-columns-repeated="211"/>
          <table:table-cell table:number-columns-repeated="794"/>
        </table:table-row>
        <table:table-row table:style-name="ro10">
          <table:table-cell table:style-name="ce43"/>
          <table:table-cell table:style-name="ce49" office:value-type="string">
            <text:p>Function List:</text:p>
          </table:table-cell>
          <table:table-cell table:style-name="ce57" office:value-type="string" table:number-columns-spanned="3" table:number-rows-spanned="1">
            <text:p>Bugs on CS 2.1.5 for regression test</text:p>
          </table:table-cell>
          <table:covered-table-cell table:style-name="ce60"/>
          <table:covered-table-cell table:style-name="ce64"/>
          <table:table-cell table:style-name="ce63"/>
          <table:table-cell table:style-name="ce65"/>
          <table:table-cell table:style-name="ce66"/>
          <table:table-cell table:style-name="ce67"/>
          <table:table-cell/>
          <table:table-cell table:style-name="ce66"/>
          <table:table-cell table:style-name="ce71" office:value-type="string">
            <text:p>Blocked</text:p>
          </table:table-cell>
          <table:table-cell table:style-name="ce71" table:formula="of:=COUNTIF([.M$7:.M$972];[.$L3])" office:value-type="float" office:value="0">
            <text:p>0</text:p>
          </table:table-cell>
          <table:table-cell table:style-name="ce71" table:formula="of:=COUNTIF([.N$7:.N$972];[.$L3])" office:value-type="float" office:value="0">
            <text:p>0</text:p>
          </table:table-cell>
          <table:table-cell table:style-name="ce71" table:formula="of:=COUNTIF([.O$7:.O$972];[.$L3])" office:value-type="float" office:value="0">
            <text:p>0</text:p>
          </table:table-cell>
          <table:table-cell table:style-name="ce71" table:formula="of:=COUNTIF([.P$7:.P$972];[.$L3])" office:value-type="float" office:value="0">
            <text:p>0</text:p>
          </table:table-cell>
          <table:table-cell table:style-name="ce71" table:formula="of:=COUNTIF([.Q$7:.Q$972];[.$L3])" office:value-type="float" office:value="0">
            <text:p>0</text:p>
          </table:table-cell>
          <table:table-cell table:style-name="ce71" table:formula="of:=COUNTIF([.R$7:.R$972];[.$L3])" office:value-type="float" office:value="0">
            <text:p>0</text:p>
          </table:table-cell>
          <table:table-cell table:style-name="ce71" table:formula="of:=COUNTIF([.S$7:.S$972];[.$L3])" office:value-type="float" office:value="0">
            <text:p>0</text:p>
          </table:table-cell>
          <table:table-cell table:style-name="ce70" table:number-columns-repeated="211"/>
          <table:table-cell table:number-columns-repeated="794"/>
        </table:table-row>
        <table:table-row table:style-name="ro8">
          <table:table-cell table:style-name="ce43"/>
          <table:table-cell table:style-name="ce49" office:value-type="string">
            <text:p>Total Main Cases:</text:p>
          </table:table-cell>
          <table:table-cell table:style-name="ce58" table:formula="of:=MAX([.A7:.A955])" office:value-type="float" office:value="3" table:number-columns-spanned="3" table:number-rows-spanned="1">
            <text:p>3</text:p>
          </table:table-cell>
          <table:covered-table-cell table:style-name="ce60"/>
          <table:covered-table-cell table:style-name="ce64"/>
          <table:table-cell table:style-name="ce63"/>
          <table:table-cell table:style-name="ce65"/>
          <table:table-cell table:style-name="ce66"/>
          <table:table-cell table:style-name="ce67"/>
          <table:table-cell/>
          <table:table-cell table:style-name="ce66"/>
          <table:table-cell table:style-name="ce72" office:value-type="string">
            <text:p>Untested</text:p>
          </table:table-cell>
          <table:table-cell table:style-name="ce71" table:formula="of:=COUNTIF([.M$7:.M$972];[.$L4])" office:value-type="float" office:value="0">
            <text:p>0</text:p>
          </table:table-cell>
          <table:table-cell table:style-name="ce71" table:formula="of:=COUNTIF([.N$7:.N$972];[.$L4])" office:value-type="float" office:value="0">
            <text:p>0</text:p>
          </table:table-cell>
          <table:table-cell table:style-name="ce71" table:formula="of:=COUNTIF([.O$7:.O$972];[.$L4])" office:value-type="float" office:value="0">
            <text:p>0</text:p>
          </table:table-cell>
          <table:table-cell table:style-name="ce71" table:formula="of:=COUNTIF([.P$7:.P$972];[.$L4])" office:value-type="float" office:value="0">
            <text:p>0</text:p>
          </table:table-cell>
          <table:table-cell table:style-name="ce71" table:formula="of:=COUNTIF([.Q$7:.Q$972];[.$L4])" office:value-type="float" office:value="0">
            <text:p>0</text:p>
          </table:table-cell>
          <table:table-cell table:style-name="ce71" table:formula="of:=COUNTIF([.R$7:.R$972];[.$L4])" office:value-type="float" office:value="0">
            <text:p>0</text:p>
          </table:table-cell>
          <table:table-cell table:style-name="ce71" table:formula="of:=COUNTIF([.S$7:.S$972];[.$L4])" office:value-type="float" office:value="0">
            <text:p>0</text:p>
          </table:table-cell>
          <table:table-cell table:style-name="ce70" table:number-columns-repeated="211"/>
          <table:table-cell table:number-columns-repeated="794"/>
        </table:table-row>
        <table:table-row table:style-name="ro9">
          <table:table-cell table:style-name="ce43"/>
          <table:table-cell table:style-name="ce50"/>
          <table:table-cell table:style-name="ce43"/>
          <table:table-cell table:style-name="ce53" table:number-columns-repeated="2"/>
          <table:table-cell table:style-name="ce53" office:value-type="string">
            <text:p><text:s/></text:p>
          </table:table-cell>
          <table:table-cell table:style-name="ce53" table:number-columns-repeated="2"/>
          <table:table-cell table:style-name="ce43"/>
          <table:table-cell/>
          <table:table-cell table:style-name="ce53"/>
          <table:table-cell table:style-name="ce73" office:value-type="string">
            <text:p>N/A</text:p>
          </table:table-cell>
          <table:table-cell table:style-name="ce71" table:formula="of:=COUNTIF([.M$7:.M$972];[.$L5])" office:value-type="float" office:value="0">
            <text:p>0</text:p>
          </table:table-cell>
          <table:table-cell table:style-name="ce71" table:formula="of:=COUNTIF([.N$7:.N$972];[.$L5])" office:value-type="float" office:value="0">
            <text:p>0</text:p>
          </table:table-cell>
          <table:table-cell table:style-name="ce71" table:formula="of:=COUNTIF([.O$7:.O$972];[.$L5])" office:value-type="float" office:value="0">
            <text:p>0</text:p>
          </table:table-cell>
          <table:table-cell table:style-name="ce71" table:formula="of:=COUNTIF([.P$7:.P$972];[.$L5])" office:value-type="float" office:value="0">
            <text:p>0</text:p>
          </table:table-cell>
          <table:table-cell table:style-name="ce71" table:formula="of:=COUNTIF([.Q$7:.Q$972];[.$L5])" office:value-type="float" office:value="0">
            <text:p>0</text:p>
          </table:table-cell>
          <table:table-cell table:style-name="ce71" table:formula="of:=COUNTIF([.R$7:.R$972];[.$L5])" office:value-type="float" office:value="0">
            <text:p>0</text:p>
          </table:table-cell>
          <table:table-cell table:style-name="ce71" table:formula="of:=COUNTIF([.S$7:.S$972];[.$L5])" office:value-type="float" office:value="0">
            <text:p>0</text:p>
          </table:table-cell>
          <table:table-cell table:number-columns-repeated="1005"/>
        </table:table-row>
        <table:table-row table:style-name="ro8">
          <table:table-cell table:style-name="ce44" office:value-type="string">
            <text:p>Case No</text:p>
          </table:table-cell>
          <table:table-cell table:style-name="ce44" office:value-type="string">
            <text:p>Related function</text:p>
          </table:table-cell>
          <table:table-cell table:style-name="ce44" office:value-type="string">
            <text:p>Case ID</text:p>
          </table:table-cell>
          <table:table-cell table:style-name="ce44" office:value-type="string">
            <text:p>Path</text:p>
          </table:table-cell>
          <table:table-cell table:style-name="ce44" office:value-type="string">
            <text:p>Case Description</text:p>
          </table:table-cell>
          <table:table-cell table:style-name="ce44" office:value-type="string">
            <text:p>Step Description</text:p>
          </table:table-cell>
          <table:table-cell table:style-name="ce44" office:value-type="string">
            <text:p>Steps to produce</text:p>
          </table:table-cell>
          <table:table-cell table:style-name="ce44" office:value-type="string">
            <text:p>Expected Output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Link</text:p>
          </table:table-cell>
          <table:table-cell table:style-name="ce44" office:value-type="string">
            <text:p>Bug description</text:p>
          </table:table-cell>
          <table:table-cell table:style-name="ce44" table:number-columns-repeated="8"/>
          <table:table-cell table:style-name="ce74" table:number-columns-repeated="211"/>
          <table:table-cell table:style-name="ce77" table:number-columns-repeated="794"/>
        </table:table-row>
        <table:table-row table:style-name="ro11">
          <table:table-cell table:style-name="ce45" office:value-type="float" office:value="1">
            <text:p>001</text:p>
          </table:table-cell>
          <table:table-cell table:style-name="ce51" office:value-type="string">
            <text:p>REG_PLF305_CS_001</text:p>
          </table:table-cell>
          <table:table-cell table:style-name="ce59" office:value-type="float" office:value="1">
            <text:p>001</text:p>
          </table:table-cell>
          <table:table-cell table:style-name="ce61" table:formula="of:=[.B7]" office:value-type="string" office:string-value="REG_PLF305_CS_001">
            <text:p>REG_PLF305_CS_001</text:p>
          </table:table-cell>
          <table:table-cell table:style-name="ce61" office:value-type="string">
            <text:p>Check Group Calendar in Space</text:p>
          </table:table-cell>
          <table:table-cell table:style-name="ce62" office:value-type="string">
            <text:p>Step 1: Create the 1<text:span text:style-name="T4">st</text:span> space</text:p>
          </table:table-cell>
          <table:table-cell table:style-name="ce62" office:value-type="string">
            <text:p>- Login as root</text:p>
            <text:p>- Goto social intranet, click <text:span text:style-name="T5">My Spaces</text:span></text:p>
            <text:p><text:span text:style-name="T6">- Click button </text:span><text:span text:style-name="T5">Add new </text:span><text:span text:style-name="T5">space</text:span></text:p>
            <text:p><text:span text:style-name="T6">- Input valid value for all </text:span><text:span text:style-name="T6">field with name is Space1</text:span></text:p>
            <text:p><text:span text:style-name="T6">- Click button </text:span><text:span text:style-name="T5">Create</text:span></text:p>
          </table:table-cell>
          <table:table-cell table:style-name="ce62" office:value-type="string">
            <text:p>Space1 is created and shown in space list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857">CCP-857</text:a></text:p>
            <text:p>CS-4862</text:p>
          </table:table-cell>
          <table:table-cell table:style-name="ce62" office:value-type="string">
            <text:p>Group Calendar in my Space shows all events</text:p>
          </table:table-cell>
          <table:table-cell table:style-name="ce62" table:number-columns-repeated="8"/>
          <table:table-cell table:style-name="ce75" table:number-columns-repeated="1005"/>
        </table:table-row>
        <table:table-row table:style-name="ro12">
          <table:table-cell table:style-name="ce45"/>
          <table:table-cell table:style-name="ce52" office:value-type="string">
            <text:p>REG_PLF305_CS_001</text:p>
          </table:table-cell>
          <table:table-cell table:style-name="ce59" office:value-type="float" office:value="1">
            <text:p>001</text:p>
          </table:table-cell>
          <table:table-cell table:style-name="ce62" table:formula="of:=[.B8]" office:value-type="string" office:string-value="REG_PLF305_CS_001">
            <text:p>REG_PLF305_CS_001</text:p>
          </table:table-cell>
          <table:table-cell table:style-name="ce62" office:value-type="string">
            <text:p>Check Group Calendar in Space</text:p>
          </table:table-cell>
          <table:table-cell table:style-name="ce62" office:value-type="string">
            <text:p>Step 2: Create an event in calendar of Space1</text:p>
          </table:table-cell>
          <table:table-cell table:style-name="ce62" office:value-type="string">
            <text:p>- Click <text:span text:style-name="T5">Space1 &gt; Agenda</text:span></text:p>
            <text:p><text:span text:style-name="T6">- Click </text:span><text:span text:style-name="T7">Event</text:span></text:p>
            <text:p><text:span text:style-name="T8">- Input valid value for all </text:span><text:span text:style-name="T8">field with name is Event1</text:span></text:p>
            <text:p><text:span text:style-name="T8">- Click button </text:span><text:span text:style-name="T7">Save</text:span></text:p>
          </table:table-cell>
          <table:table-cell table:style-name="ce62" office:value-type="string">
            <text:p>Event1 is created and shown in calendar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857">CCP-857</text:a></text:p>
            <text:p>CS-4862</text:p>
          </table:table-cell>
          <table:table-cell table:style-name="ce62" table:number-columns-repeated="9"/>
          <table:table-cell table:style-name="ce75" table:number-columns-repeated="1005"/>
        </table:table-row>
        <table:table-row table:style-name="ro13">
          <table:table-cell table:style-name="ce45"/>
          <table:table-cell table:style-name="ce52" office:value-type="string">
            <text:p>REG_PLF305_CS_001</text:p>
          </table:table-cell>
          <table:table-cell table:style-name="ce59" office:value-type="float" office:value="1">
            <text:p>001</text:p>
          </table:table-cell>
          <table:table-cell table:style-name="ce62" table:formula="of:=[.B9]" office:value-type="string" office:string-value="REG_PLF305_CS_001">
            <text:p>REG_PLF305_CS_001</text:p>
          </table:table-cell>
          <table:table-cell table:style-name="ce62" office:value-type="string">
            <text:p>Check Group Calendar in Space</text:p>
          </table:table-cell>
          <table:table-cell table:style-name="ce62" office:value-type="string">
            <text:p>Step 3: Create the 2<text:span text:style-name="T4">nd</text:span> space</text:p>
          </table:table-cell>
          <table:table-cell table:style-name="ce62" office:value-type="string">
            <text:p><text:span text:style-name="T9">- Click button </text:span><text:span text:style-name="T10">Add new </text:span><text:span text:style-name="T10">space</text:span></text:p>
            <text:p><text:span text:style-name="T9">- Input valid value for all </text:span><text:span text:style-name="T9">field with name is Space2</text:span></text:p>
            <text:p><text:span text:style-name="T9">- Click button </text:span><text:span text:style-name="T10">Create</text:span></text:p>
          </table:table-cell>
          <table:table-cell table:style-name="ce62" office:value-type="string">
            <text:p>Space2 is created and shown in space list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857">CCP-857</text:a></text:p>
            <text:p>CS-4862</text:p>
          </table:table-cell>
          <table:table-cell table:style-name="ce62" table:number-columns-repeated="9"/>
          <table:table-cell table:style-name="ce75" table:number-columns-repeated="1005"/>
        </table:table-row>
        <table:table-row table:style-name="ro8">
          <table:table-cell table:style-name="ce45"/>
          <table:table-cell table:style-name="ce52" office:value-type="string">
            <text:p>REG_PLF305_CS_001</text:p>
          </table:table-cell>
          <table:table-cell table:style-name="ce59" office:value-type="float" office:value="1">
            <text:p>001</text:p>
          </table:table-cell>
          <table:table-cell table:style-name="ce62" table:formula="of:=[.B10]" office:value-type="string" office:string-value="REG_PLF305_CS_001">
            <text:p>REG_PLF305_CS_001</text:p>
          </table:table-cell>
          <table:table-cell table:style-name="ce62" office:value-type="string">
            <text:p>Check Group Calendar in Space</text:p>
          </table:table-cell>
          <table:table-cell table:style-name="ce62" office:value-type="string">
            <text:p>Step 4: Check calendar of Space2</text:p>
          </table:table-cell>
          <table:table-cell table:style-name="ce62" office:value-type="string">
            <text:p><text:span text:style-name="T11">- Click </text:span><text:span text:style-name="T10">Space2 &gt; Agenda</text:span></text:p>
            <text:p><text:span text:style-name="T9">- Check events in calendar</text:span></text:p>
          </table:table-cell>
          <table:table-cell table:style-name="ce62" office:value-type="string">
            <text:p>Event1 isn't displayed in calendar of Space2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857">CCP-857</text:a></text:p>
            <text:p>CS-4862</text:p>
          </table:table-cell>
          <table:table-cell table:style-name="ce62" table:number-columns-repeated="9"/>
          <table:table-cell table:style-name="ce75" table:number-columns-repeated="1005"/>
        </table:table-row>
        <table:table-row table:style-name="ro11">
          <table:table-cell table:style-name="ce46" office:value-type="float" office:value="2">
            <text:p>002</text:p>
          </table:table-cell>
          <table:table-cell table:style-name="ce51" office:value-type="string">
            <text:p>REG_PLF305_CS_002</text:p>
          </table:table-cell>
          <table:table-cell table:style-name="ce59" office:value-type="float" office:value="1">
            <text:p>001</text:p>
          </table:table-cell>
          <table:table-cell table:style-name="ce61" table:formula="of:=[.B11]" office:value-type="string" office:string-value="REG_PLF305_CS_002">
            <text:p>REG_PLF305_CS_002</text:p>
          </table:table-cell>
          <table:table-cell table:style-name="ce61" office:value-type="string">
            <text:p>Check displaying for Sharing calendar in French</text:p>
          </table:table-cell>
          <table:table-cell table:style-name="ce62" office:value-type="string">
            <text:p>Step 1: Add a group</text:p>
          </table:table-cell>
          <table:table-cell table:style-name="ce62" office:value-type="string">
            <text:p>- Login as root</text:p>
            <text:p>- Goto Calendar</text:p>
            <text:p>- Click on arrow button, choose <text:span text:style-name="T5">Add Group</text:span></text:p>
            <text:p><text:span text:style-name="T6">- Input valid value for all </text:span><text:span text:style-name="T6">field with name is Group1</text:span></text:p>
            <text:p><text:span text:style-name="T6">- Click button </text:span><text:span text:style-name="T5">Save</text:span></text:p>
          </table:table-cell>
          <table:table-cell table:style-name="ce62" office:value-type="string">
            <text:p>Group1 is added in calendar</text:p>
          </table:table-cell>
          <table:table-cell table:style-name="ce68" office:value-type="string">
            <text:p>Medium</text:p>
          </table:table-cell>
          <table:table-cell table:style-name="ce39" office:value-type="string">
            <text:p><text:a xlink:href="https://jira.exoplatform.org/browse/CCP-963">CCP-963</text:a></text:p>
            <text:p>CS-4920</text:p>
          </table:table-cell>
          <table:table-cell table:style-name="ce62" office:value-type="string">
            <text:p>Untranslated labels in sharing calendar and Priority field in the search of agenda</text:p>
          </table:table-cell>
          <table:table-cell table:style-name="ce62" table:number-columns-repeated="8"/>
          <table:table-cell table:style-name="ce76" table:number-columns-repeated="1005"/>
        </table:table-row>
        <table:table-row table:style-name="ro14">
          <table:table-cell table:style-name="ce46"/>
          <table:table-cell table:style-name="ce52" office:value-type="string">
            <text:p>REG_PLF305_CS_002</text:p>
          </table:table-cell>
          <table:table-cell table:style-name="ce59" office:value-type="float" office:value="1">
            <text:p>001</text:p>
          </table:table-cell>
          <table:table-cell table:style-name="ce62" table:formula="of:=[.B12]" office:value-type="string" office:string-value="REG_PLF305_CS_002">
            <text:p>REG_PLF305_CS_002</text:p>
          </table:table-cell>
          <table:table-cell table:style-name="ce62" office:value-type="string">
            <text:p>Check displaying for Sharing calendar in French</text:p>
          </table:table-cell>
          <table:table-cell table:style-name="ce62" office:value-type="string">
            <text:p>Step 2: Add a calendar</text:p>
          </table:table-cell>
          <table:table-cell table:style-name="ce62" office:value-type="string">
            <text:p><text:span text:style-name="T11">- Click on arrow button, </text:span><text:span text:style-name="T11">choose </text:span><text:span text:style-name="T10">Add Calendar</text:span></text:p>
            <text:p><text:span text:style-name="T9">- Input valid value for all </text:span><text:span text:style-name="T9">field with name is </text:span><text:span text:style-name="T9">Calendar1 and group is </text:span><text:span text:style-name="T9">Group1</text:span></text:p>
            <text:p><text:span text:style-name="T9">- Click button </text:span><text:span text:style-name="T10">Save</text:span></text:p>
          </table:table-cell>
          <table:table-cell table:style-name="ce62" office:value-type="string">
            <text:p>Calendar1 is added and shown with Group1 in Calendar list</text:p>
          </table:table-cell>
          <table:table-cell table:style-name="ce68" office:value-type="string">
            <text:p>Medium</text:p>
          </table:table-cell>
          <table:table-cell table:style-name="ce39" office:value-type="string">
            <text:p><text:a xlink:href="https://jira.exoplatform.org/browse/CCP-963">CCP-963</text:a></text:p>
            <text:p>CS-4920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4">
          <table:table-cell table:style-name="ce46"/>
          <table:table-cell table:style-name="ce52" office:value-type="string">
            <text:p>REG_PLF305_CS_002</text:p>
          </table:table-cell>
          <table:table-cell table:style-name="ce59" office:value-type="float" office:value="1">
            <text:p>001</text:p>
          </table:table-cell>
          <table:table-cell table:style-name="ce62" table:formula="of:=[.B13]" office:value-type="string" office:string-value="REG_PLF305_CS_002">
            <text:p>REG_PLF305_CS_002</text:p>
          </table:table-cell>
          <table:table-cell table:style-name="ce62" office:value-type="string">
            <text:p>Check displaying for Sharing calendar in French</text:p>
          </table:table-cell>
          <table:table-cell table:style-name="ce62" office:value-type="string">
            <text:p>Step 3: Sharing calendar</text:p>
          </table:table-cell>
          <table:table-cell table:style-name="ce62" office:value-type="string">
            <text:p>- Change language is French</text:p>
            <text:p>- Right click on Calendar1</text:p>
            <text:p>- Click <text:span text:style-name="T5">Partager</text:span></text:p>
            <text:p><text:span text:style-name="T6">- Input valid value for all </text:span><text:span text:style-name="T6">field with </text:span><text:span text:style-name="T5">Nom </text:span><text:span text:style-name="T5">d'utilisateur</text:span><text:span text:style-name="T6"> is demo</text:span></text:p>
            <text:p><text:span text:style-name="T6">- Click button </text:span><text:span text:style-name="T5">Sauver</text:span></text:p>
          </table:table-cell>
          <table:table-cell table:style-name="ce62" office:value-type="string">
            <text:p>- Calendar page is well translated in French</text:p>
            <text:p>- Calendar1 is shared and demo is displayed in sharing list</text:p>
          </table:table-cell>
          <table:table-cell table:style-name="ce68" office:value-type="string">
            <text:p>Medium</text:p>
          </table:table-cell>
          <table:table-cell table:style-name="ce39" office:value-type="string">
            <text:p><text:a xlink:href="https://jira.exoplatform.org/browse/CCP-963">CCP-963</text:a></text:p>
            <text:p>CS-4920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3">
          <table:table-cell table:style-name="ce46"/>
          <table:table-cell table:style-name="ce52" office:value-type="string">
            <text:p>REG_PLF305_CS_002</text:p>
          </table:table-cell>
          <table:table-cell table:style-name="ce59" office:value-type="float" office:value="1">
            <text:p>001</text:p>
          </table:table-cell>
          <table:table-cell table:style-name="ce62" table:formula="of:=[.B14]" office:value-type="string" office:string-value="REG_PLF305_CS_002">
            <text:p>REG_PLF305_CS_002</text:p>
          </table:table-cell>
          <table:table-cell table:style-name="ce62" office:value-type="string">
            <text:p>Check displaying for Sharing calendar in French</text:p>
          </table:table-cell>
          <table:table-cell table:style-name="ce62" office:value-type="string">
            <text:p>Step 4: Check tooltip is translated in French</text:p>
          </table:table-cell>
          <table:table-cell table:style-name="ce62" office:value-type="string">
            <text:p>- Move mouse to <text:span text:style-name="T5">Edit</text:span> icon in column <text:span text:style-name="T5">Action</text:span></text:p>
            <text:p>- Move mouse to <text:span text:style-name="T5">Delete</text:span> icon in column<text:span text:style-name="T5"> Action</text:span></text:p>
          </table:table-cell>
          <table:table-cell table:style-name="ce62" office:value-type="string">
            <text:p>- Tooltip of Edit icon is Editer </text:p>
            <text:p>- Tooltip of Delete icon is Supprimer</text:p>
          </table:table-cell>
          <table:table-cell table:style-name="ce68" office:value-type="string">
            <text:p>Medium</text:p>
          </table:table-cell>
          <table:table-cell table:style-name="ce3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3">
          <table:table-cell table:style-name="ce46" office:value-type="float" office:value="3">
            <text:p>003</text:p>
          </table:table-cell>
          <table:table-cell table:style-name="ce52" office:value-type="string">
            <text:p>REG_PLF305_CS_002</text:p>
          </table:table-cell>
          <table:table-cell table:style-name="ce59" office:value-type="float" office:value="2">
            <text:p>002</text:p>
          </table:table-cell>
          <table:table-cell table:style-name="ce62" table:formula="of:=[.B15]" office:value-type="string" office:string-value="REG_PLF305_CS_002">
            <text:p>REG_PLF305_CS_002</text:p>
          </table:table-cell>
          <table:table-cell table:style-name="ce61" office:value-type="string">
            <text:p>Check displaying for Advance search form in French</text:p>
          </table:table-cell>
          <table:table-cell table:style-name="ce62" office:value-type="string">
            <text:p>Step 1: Goto Advance search form</text:p>
          </table:table-cell>
          <table:table-cell table:style-name="ce62" office:value-type="string">
            <text:p>- Click button <text:span text:style-name="T5">Advance </text:span><text:span text:style-name="T5">Search</text:span></text:p>
            <text:p><text:span text:style-name="T6">- Change language is </text:span><text:span text:style-name="T6">French</text:span></text:p>
            <text:p><text:span text:style-name="T6">- Choose selectbox </text:span><text:span text:style-name="T5">Priorité</text:span></text:p>
          </table:table-cell>
          <table:table-cell table:style-name="ce62" office:value-type="string">
            <text:p>- Advance Search form is well translated in French</text:p>
            <text:p>- Value of<text:span text:style-name="T6"> Priorité</text:span> selectbox is: Normale, Haute, Basse</text:p>
          </table:table-cell>
          <table:table-cell table:style-name="ce68" office:value-type="string">
            <text:p>Medium</text:p>
          </table:table-cell>
          <table:table-cell table:style-name="ce3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3" table:number-rows-repeated="10">
          <table:table-cell table:style-name="ce43"/>
          <table:table-cell table:style-name="ce53"/>
          <table:table-cell table:style-name="ce43"/>
          <table:table-cell table:style-name="ce63" table:number-columns-repeated="5"/>
          <table:table-cell table:style-name="ce43"/>
          <table:table-cell table:style-name="ce63" table:number-columns-repeated="1015"/>
        </table:table-row>
        <table:table-row table:style-name="ro13">
          <table:table-cell table:number-columns-repeated="4"/>
          <table:table-cell table:style-name="ce63" table:number-columns-repeated="4"/>
          <table:table-cell table:number-columns-repeated="1016"/>
        </table:table-row>
        <table:table-row table:style-name="ro13" table:number-rows-repeated="104854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Bugs_v2_1_6" table:style-name="ta1" table:print="false">
        <office:forms form:automatic-focus="false" form:apply-design-mode="false"/>
        <table:table-column table:style-name="co8" table:default-cell-style-name="ce37"/>
        <table:table-column table:style-name="co8" table:default-cell-style-name="ce54"/>
        <table:table-column table:style-name="co8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9" table:default-cell-style-name="ce37"/>
        <table:table-column table:style-name="co20" table:default-cell-style-name="ce37"/>
        <table:table-column table:style-name="co8" table:default-cell-style-name="ce69"/>
        <table:table-column table:style-name="co8" table:default-cell-style-name="ce37"/>
        <table:table-column table:style-name="co18" table:default-cell-style-name="ce37"/>
        <table:table-column table:style-name="co8" table:number-columns-repeated="1013" table:default-cell-style-name="ce37"/>
        <table:table-row table:style-name="ro9">
          <table:table-cell table:style-name="ce43"/>
          <table:table-cell table:style-name="ce47" office:value-type="string">
            <text:p>TEST CASES</text:p>
          </table:table-cell>
          <table:table-cell table:style-name="ce55"/>
          <table:table-cell table:style-name="ce48" table:number-columns-repeated="2"/>
          <table:table-cell table:style-name="ce63"/>
          <table:table-cell table:style-name="ce48" table:number-columns-repeated="2"/>
          <table:table-cell table:style-name="ce56"/>
          <table:table-cell table:style-name="ce70"/>
          <table:table-cell table:style-name="ce48"/>
          <table:table-cell table:style-name="ce71" office:value-type="string">
            <text:p>Passed</text:p>
          </table:table-cell>
          <table:table-cell table:style-name="ce71" table:formula="of:=COUNTIF([.M$7:.M$1017];[.$L1])" office:value-type="float" office:value="0">
            <text:p>0</text:p>
          </table:table-cell>
          <table:table-cell table:style-name="ce71" table:formula="of:=COUNTIF([.N$7:.N$1017];[.$L1])" office:value-type="float" office:value="0">
            <text:p>0</text:p>
          </table:table-cell>
          <table:table-cell table:style-name="ce71" table:formula="of:=COUNTIF([.O$7:.O$1017];[.$L1])" office:value-type="float" office:value="0">
            <text:p>0</text:p>
          </table:table-cell>
          <table:table-cell table:style-name="ce71" table:formula="of:=COUNTIF([.P$7:.P$1017];[.$L1])" office:value-type="float" office:value="0">
            <text:p>0</text:p>
          </table:table-cell>
          <table:table-cell table:style-name="ce71" table:formula="of:=COUNTIF([.Q$7:.Q$1017];[.$L1])" office:value-type="float" office:value="0">
            <text:p>0</text:p>
          </table:table-cell>
          <table:table-cell table:style-name="ce71" table:formula="of:=COUNTIF([.R$7:.R$1017];[.$L1])" office:value-type="float" office:value="0">
            <text:p>0</text:p>
          </table:table-cell>
          <table:table-cell table:style-name="ce71" table:formula="of:=COUNTIF([.S$7:.S$1017];[.$L1])" office:value-type="float" office:value="0">
            <text:p>0</text:p>
          </table:table-cell>
          <table:table-cell table:style-name="ce70" table:number-columns-repeated="211"/>
          <table:table-cell table:number-columns-repeated="794"/>
        </table:table-row>
        <table:table-row table:style-name="ro9">
          <table:table-cell table:style-name="ce43"/>
          <table:table-cell table:style-name="ce48"/>
          <table:table-cell table:style-name="ce56"/>
          <table:table-cell table:style-name="ce48" table:number-columns-repeated="2"/>
          <table:table-cell table:style-name="ce63"/>
          <table:table-cell table:style-name="ce48" table:number-columns-repeated="2"/>
          <table:table-cell table:style-name="ce56"/>
          <table:table-cell/>
          <table:table-cell table:style-name="ce48"/>
          <table:table-cell table:style-name="ce71" office:value-type="string">
            <text:p>Failed</text:p>
          </table:table-cell>
          <table:table-cell table:style-name="ce71" table:formula="of:=COUNTIF([.M$7:.M$1017];[.$L2])" office:value-type="float" office:value="0">
            <text:p>0</text:p>
          </table:table-cell>
          <table:table-cell table:style-name="ce71" table:formula="of:=COUNTIF([.N$7:.N$1017];[.$L2])" office:value-type="float" office:value="0">
            <text:p>0</text:p>
          </table:table-cell>
          <table:table-cell table:style-name="ce71" table:formula="of:=COUNTIF([.O$7:.O$1017];[.$L2])" office:value-type="float" office:value="0">
            <text:p>0</text:p>
          </table:table-cell>
          <table:table-cell table:style-name="ce71" table:formula="of:=COUNTIF([.P$7:.P$1017];[.$L2])" office:value-type="float" office:value="0">
            <text:p>0</text:p>
          </table:table-cell>
          <table:table-cell table:style-name="ce71" table:formula="of:=COUNTIF([.Q$7:.Q$1017];[.$L2])" office:value-type="float" office:value="0">
            <text:p>0</text:p>
          </table:table-cell>
          <table:table-cell table:style-name="ce71" table:formula="of:=COUNTIF([.R$7:.R$1017];[.$L2])" office:value-type="float" office:value="0">
            <text:p>0</text:p>
          </table:table-cell>
          <table:table-cell table:style-name="ce71" table:formula="of:=COUNTIF([.S$7:.S$1017];[.$L2])" office:value-type="float" office:value="0">
            <text:p>0</text:p>
          </table:table-cell>
          <table:table-cell table:style-name="ce70" table:number-columns-repeated="211"/>
          <table:table-cell table:number-columns-repeated="794"/>
        </table:table-row>
        <table:table-row table:style-name="ro10">
          <table:table-cell table:style-name="ce43"/>
          <table:table-cell table:style-name="ce49" office:value-type="string">
            <text:p>Function List:</text:p>
          </table:table-cell>
          <table:table-cell table:style-name="ce57" office:value-type="string" table:number-columns-spanned="3" table:number-rows-spanned="1">
            <text:p>Bugs on CS 2.1.6 for regression test</text:p>
          </table:table-cell>
          <table:covered-table-cell table:style-name="ce60"/>
          <table:covered-table-cell table:style-name="ce64"/>
          <table:table-cell table:style-name="ce63"/>
          <table:table-cell table:style-name="ce65"/>
          <table:table-cell table:style-name="ce66"/>
          <table:table-cell table:style-name="ce67"/>
          <table:table-cell/>
          <table:table-cell table:style-name="ce66"/>
          <table:table-cell table:style-name="ce71" office:value-type="string">
            <text:p>Blocked</text:p>
          </table:table-cell>
          <table:table-cell table:style-name="ce71" table:formula="of:=COUNTIF([.M$7:.M$1017];[.$L3])" office:value-type="float" office:value="0">
            <text:p>0</text:p>
          </table:table-cell>
          <table:table-cell table:style-name="ce71" table:formula="of:=COUNTIF([.N$7:.N$1017];[.$L3])" office:value-type="float" office:value="0">
            <text:p>0</text:p>
          </table:table-cell>
          <table:table-cell table:style-name="ce71" table:formula="of:=COUNTIF([.O$7:.O$1017];[.$L3])" office:value-type="float" office:value="0">
            <text:p>0</text:p>
          </table:table-cell>
          <table:table-cell table:style-name="ce71" table:formula="of:=COUNTIF([.P$7:.P$1017];[.$L3])" office:value-type="float" office:value="0">
            <text:p>0</text:p>
          </table:table-cell>
          <table:table-cell table:style-name="ce71" table:formula="of:=COUNTIF([.Q$7:.Q$1017];[.$L3])" office:value-type="float" office:value="0">
            <text:p>0</text:p>
          </table:table-cell>
          <table:table-cell table:style-name="ce71" table:formula="of:=COUNTIF([.R$7:.R$1017];[.$L3])" office:value-type="float" office:value="0">
            <text:p>0</text:p>
          </table:table-cell>
          <table:table-cell table:style-name="ce71" table:formula="of:=COUNTIF([.S$7:.S$1017];[.$L3])" office:value-type="float" office:value="0">
            <text:p>0</text:p>
          </table:table-cell>
          <table:table-cell table:style-name="ce70" table:number-columns-repeated="211"/>
          <table:table-cell table:number-columns-repeated="794"/>
        </table:table-row>
        <table:table-row table:style-name="ro8">
          <table:table-cell table:style-name="ce43"/>
          <table:table-cell table:style-name="ce49" office:value-type="string">
            <text:p>Total Main Cases:</text:p>
          </table:table-cell>
          <table:table-cell table:style-name="ce58" table:formula="of:=MAX([.A7:.A1000])" office:value-type="float" office:value="9" table:number-columns-spanned="3" table:number-rows-spanned="1">
            <text:p>9</text:p>
          </table:table-cell>
          <table:covered-table-cell table:style-name="ce60"/>
          <table:covered-table-cell table:style-name="ce64"/>
          <table:table-cell table:style-name="ce63"/>
          <table:table-cell table:style-name="ce65"/>
          <table:table-cell table:style-name="ce66"/>
          <table:table-cell table:style-name="ce67"/>
          <table:table-cell/>
          <table:table-cell table:style-name="ce66"/>
          <table:table-cell table:style-name="ce72" office:value-type="string">
            <text:p>Untested</text:p>
          </table:table-cell>
          <table:table-cell table:style-name="ce71" table:formula="of:=COUNTIF([.M$7:.M$1017];[.$L4])" office:value-type="float" office:value="0">
            <text:p>0</text:p>
          </table:table-cell>
          <table:table-cell table:style-name="ce71" table:formula="of:=COUNTIF([.N$7:.N$1017];[.$L4])" office:value-type="float" office:value="0">
            <text:p>0</text:p>
          </table:table-cell>
          <table:table-cell table:style-name="ce71" table:formula="of:=COUNTIF([.O$7:.O$1017];[.$L4])" office:value-type="float" office:value="0">
            <text:p>0</text:p>
          </table:table-cell>
          <table:table-cell table:style-name="ce71" table:formula="of:=COUNTIF([.P$7:.P$1017];[.$L4])" office:value-type="float" office:value="0">
            <text:p>0</text:p>
          </table:table-cell>
          <table:table-cell table:style-name="ce71" table:formula="of:=COUNTIF([.Q$7:.Q$1017];[.$L4])" office:value-type="float" office:value="0">
            <text:p>0</text:p>
          </table:table-cell>
          <table:table-cell table:style-name="ce71" table:formula="of:=COUNTIF([.R$7:.R$1017];[.$L4])" office:value-type="float" office:value="0">
            <text:p>0</text:p>
          </table:table-cell>
          <table:table-cell table:style-name="ce71" table:formula="of:=COUNTIF([.S$7:.S$1017];[.$L4])" office:value-type="float" office:value="0">
            <text:p>0</text:p>
          </table:table-cell>
          <table:table-cell table:style-name="ce70" table:number-columns-repeated="211"/>
          <table:table-cell table:number-columns-repeated="794"/>
        </table:table-row>
        <table:table-row table:style-name="ro9">
          <table:table-cell table:style-name="ce43"/>
          <table:table-cell table:style-name="ce50"/>
          <table:table-cell table:style-name="ce43"/>
          <table:table-cell table:style-name="ce53" table:number-columns-repeated="2"/>
          <table:table-cell table:style-name="ce53" office:value-type="string">
            <text:p><text:s/></text:p>
          </table:table-cell>
          <table:table-cell table:style-name="ce53" table:number-columns-repeated="2"/>
          <table:table-cell table:style-name="ce43"/>
          <table:table-cell/>
          <table:table-cell table:style-name="ce53"/>
          <table:table-cell table:style-name="ce73" office:value-type="string">
            <text:p>N/A</text:p>
          </table:table-cell>
          <table:table-cell table:style-name="ce71" table:formula="of:=COUNTIF([.M$7:.M$1017];[.$L5])" office:value-type="float" office:value="0">
            <text:p>0</text:p>
          </table:table-cell>
          <table:table-cell table:style-name="ce71" table:formula="of:=COUNTIF([.N$7:.N$1017];[.$L5])" office:value-type="float" office:value="0">
            <text:p>0</text:p>
          </table:table-cell>
          <table:table-cell table:style-name="ce71" table:formula="of:=COUNTIF([.O$7:.O$1017];[.$L5])" office:value-type="float" office:value="0">
            <text:p>0</text:p>
          </table:table-cell>
          <table:table-cell table:style-name="ce71" table:formula="of:=COUNTIF([.P$7:.P$1017];[.$L5])" office:value-type="float" office:value="0">
            <text:p>0</text:p>
          </table:table-cell>
          <table:table-cell table:style-name="ce71" table:formula="of:=COUNTIF([.Q$7:.Q$1017];[.$L5])" office:value-type="float" office:value="0">
            <text:p>0</text:p>
          </table:table-cell>
          <table:table-cell table:style-name="ce71" table:formula="of:=COUNTIF([.R$7:.R$1017];[.$L5])" office:value-type="float" office:value="0">
            <text:p>0</text:p>
          </table:table-cell>
          <table:table-cell table:style-name="ce71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8">
          <table:table-cell table:style-name="ce44" office:value-type="string">
            <text:p>Case No</text:p>
          </table:table-cell>
          <table:table-cell table:style-name="ce44" office:value-type="string">
            <text:p>Related function</text:p>
          </table:table-cell>
          <table:table-cell table:style-name="ce44" office:value-type="string">
            <text:p>Case ID</text:p>
          </table:table-cell>
          <table:table-cell table:style-name="ce44" office:value-type="string">
            <text:p>Path</text:p>
          </table:table-cell>
          <table:table-cell table:style-name="ce44" office:value-type="string">
            <text:p>Case Description</text:p>
          </table:table-cell>
          <table:table-cell table:style-name="ce44" office:value-type="string">
            <text:p>Step Description</text:p>
          </table:table-cell>
          <table:table-cell table:style-name="ce44" office:value-type="string">
            <text:p>Steps to produce</text:p>
          </table:table-cell>
          <table:table-cell table:style-name="ce44" office:value-type="string">
            <text:p>Expected Output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Link</text:p>
          </table:table-cell>
          <table:table-cell table:style-name="ce44" office:value-type="string">
            <text:p>Bug description</text:p>
          </table:table-cell>
          <table:table-cell table:style-name="ce44" table:number-columns-repeated="8"/>
          <table:table-cell table:style-name="ce74" table:number-columns-repeated="211"/>
          <table:table-cell table:style-name="ce77" table:number-columns-repeated="794"/>
        </table:table-row>
        <table:table-row table:style-name="ro12">
          <table:table-cell table:style-name="ce45" office:value-type="float" office:value="1">
            <text:p>001</text:p>
          </table:table-cell>
          <table:table-cell table:style-name="ce51" office:value-type="string">
            <text:p>REG_PLF306_CS_001</text:p>
          </table:table-cell>
          <table:table-cell table:style-name="ce59" office:value-type="float" office:value="1">
            <text:p>001</text:p>
          </table:table-cell>
          <table:table-cell table:style-name="ce61" table:formula="of:=[.B7]" office:value-type="string" office:string-value="REG_PLF306_CS_001">
            <text:p>REG_PLF306_CS_001</text:p>
          </table:table-cell>
          <table:table-cell table:style-name="ce61" office:value-type="string">
            <text:p>Check chat function with an user has uppercase user name</text:p>
          </table:table-cell>
          <table:table-cell table:style-name="ce62" office:value-type="string">
            <text:p>Step 1: Create an user has uppercase user name</text:p>
          </table:table-cell>
          <table:table-cell table:style-name="ce62" office:value-type="string">
            <text:p>- Login as root</text:p>
            <text:p>- Goto <text:span text:style-name="T5">Users</text:span> &gt; <text:span text:style-name="T5">Add Users</text:span></text:p>
            <text:p>- Input valid value for all field with username is User1</text:p>
          </table:table-cell>
          <table:table-cell table:style-name="ce62" office:value-type="string">
            <text:p>- Do not throw exception in console</text:p>
            <text:p>- Alert message notices that registered a new account successfully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office:value-type="string">
            <text:p>Throw exception when login and use chat function with an user has user name contains UPPERCASE characters</text:p>
          </table:table-cell>
          <table:table-cell table:style-name="ce62" table:number-columns-repeated="8"/>
          <table:table-cell table:style-name="ce75" table:number-columns-repeated="1005"/>
        </table:table-row>
        <table:table-row table:style-name="ro15">
          <table:table-cell table:style-name="ce45"/>
          <table:table-cell table:style-name="ce52" office:value-type="string">
            <text:p>REG_PLF306_CS_001</text:p>
          </table:table-cell>
          <table:table-cell table:style-name="ce59" office:value-type="float" office:value="1">
            <text:p>001</text:p>
          </table:table-cell>
          <table:table-cell table:style-name="ce62" table:formula="of:=[.B8]" office:value-type="string" office:string-value="REG_PLF306_CS_001">
            <text:p>REG_PLF306_CS_001</text:p>
          </table:table-cell>
          <table:table-cell table:style-name="ce62" office:value-type="string">
            <text:p>Check chat function with an user has uppercase user name</text:p>
          </table:table-cell>
          <table:table-cell table:style-name="ce62" office:value-type="string">
            <text:p>Step 2: Login</text:p>
          </table:table-cell>
          <table:table-cell table:style-name="ce62" office:value-type="string">
            <text:p>- Login as User1 with correct username and password </text:p>
          </table:table-cell>
          <table:table-cell table:style-name="ce62" office:value-type="string">
            <text:p>Login successfully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5" table:number-columns-repeated="1005"/>
        </table:table-row>
        <table:table-row table:style-name="ro13">
          <table:table-cell table:style-name="ce45"/>
          <table:table-cell table:style-name="ce52" office:value-type="string">
            <text:p>REG_PLF306_CS_001</text:p>
          </table:table-cell>
          <table:table-cell table:style-name="ce59" office:value-type="float" office:value="1">
            <text:p>001</text:p>
          </table:table-cell>
          <table:table-cell table:style-name="ce62" table:formula="of:=[.B9]" office:value-type="string" office:string-value="REG_PLF306_CS_001">
            <text:p>REG_PLF306_CS_001</text:p>
          </table:table-cell>
          <table:table-cell table:style-name="ce62" office:value-type="string">
            <text:p>Check chat function with an user has uppercase user name</text:p>
          </table:table-cell>
          <table:table-cell table:style-name="ce62" office:value-type="string">
            <text:p>Step 3: Add contact with User1 the 1st time</text:p>
          </table:table-cell>
          <table:table-cell table:style-name="ce62" office:value-type="string">
            <text:p>- Login as Mary</text:p>
            <text:p>- Click <text:span text:style-name="T5">Add Contact</text:span></text:p>
            <text:p><text:span text:style-name="T6">- Select User1</text:span></text:p>
            <text:p><text:span text:style-name="T6">- Click button </text:span><text:span text:style-name="T5">Add Contact</text:span></text:p>
          </table:table-cell>
          <table:table-cell table:style-name="ce62" office:value-type="string">
            <text:p>Add contact successfully 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5" table:number-columns-repeated="1005"/>
        </table:table-row>
        <table:table-row table:style-name="ro15">
          <table:table-cell table:style-name="ce45"/>
          <table:table-cell table:style-name="ce52" office:value-type="string">
            <text:p>REG_PLF306_CS_001</text:p>
          </table:table-cell>
          <table:table-cell table:style-name="ce59" office:value-type="float" office:value="1">
            <text:p>001</text:p>
          </table:table-cell>
          <table:table-cell table:style-name="ce62" table:formula="of:=[.B10]" office:value-type="string" office:string-value="REG_PLF306_CS_001">
            <text:p>REG_PLF306_CS_001</text:p>
          </table:table-cell>
          <table:table-cell table:style-name="ce62" office:value-type="string">
            <text:p>Check chat function with an user has uppercase user name</text:p>
          </table:table-cell>
          <table:table-cell table:style-name="ce62" office:value-type="string">
            <text:p>Step 4: Add contact with User1 again</text:p>
          </table:table-cell>
          <table:table-cell table:style-name="ce62" office:value-type="string">
            <text:p><text:span text:style-name="T11">- Mary click </text:span><text:span text:style-name="T10">Add Contact </text:span><text:span text:style-name="T9">again</text:span></text:p>
            <text:p><text:span text:style-name="T9">- Select User1</text:span></text:p>
          </table:table-cell>
          <table:table-cell table:style-name="ce62" office:value-type="string">
            <text:p>- User1 is disable</text:p>
            <text:p>- Mary can't select User1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5" table:number-columns-repeated="1005"/>
        </table:table-row>
        <table:table-row table:style-name="ro13">
          <table:table-cell table:style-name="ce46"/>
          <table:table-cell table:style-name="ce52" office:value-type="string">
            <text:p>REG_PLF306_CS_001</text:p>
          </table:table-cell>
          <table:table-cell table:style-name="ce59" office:value-type="float" office:value="1">
            <text:p>001</text:p>
          </table:table-cell>
          <table:table-cell table:style-name="ce62" table:formula="of:=[.B11]" office:value-type="string" office:string-value="REG_PLF306_CS_001">
            <text:p>REG_PLF306_CS_001</text:p>
          </table:table-cell>
          <table:table-cell table:style-name="ce62" office:value-type="string">
            <text:p>Check chat function with an user has uppercase user name</text:p>
          </table:table-cell>
          <table:table-cell table:style-name="ce62" office:value-type="string">
            <text:p>Step 5: Chat with User1</text:p>
          </table:table-cell>
          <table:table-cell table:style-name="ce62" office:value-type="string">
            <text:p>- Mary click User1 on contact list</text:p>
            <text:p>- Input a message </text:p>
            <text:p>- Click button <text:span text:style-name="T5">Send</text:span> or press <text:span text:style-name="T5">Enter</text:span> key</text:p>
          </table:table-cell>
          <table:table-cell table:style-name="ce62" office:value-type="string">
            <text:p>At User1 screen, show pop-up window with correct message from Mary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3">
          <table:table-cell table:style-name="ce46"/>
          <table:table-cell table:style-name="ce52" office:value-type="string">
            <text:p>REG_PLF306_CS_001</text:p>
          </table:table-cell>
          <table:table-cell table:style-name="ce59" office:value-type="float" office:value="1">
            <text:p>001</text:p>
          </table:table-cell>
          <table:table-cell table:style-name="ce62" table:formula="of:=[.B12]" office:value-type="string" office:string-value="REG_PLF306_CS_001">
            <text:p>REG_PLF306_CS_001</text:p>
          </table:table-cell>
          <table:table-cell table:style-name="ce62" office:value-type="string">
            <text:p>Check chat function with an user has uppercase user name</text:p>
          </table:table-cell>
          <table:table-cell table:style-name="ce62" office:value-type="string">
            <text:p>Step 6: Receive message from User1</text:p>
          </table:table-cell>
          <table:table-cell table:style-name="ce62" office:value-type="string">
            <text:p><text:span text:style-name="T11">- User1 input a message in </text:span><text:span text:style-name="T11">Chat window</text:span></text:p>
            <text:p><text:span text:style-name="T11">- Click button </text:span><text:span text:style-name="T10">Send</text:span><text:span text:style-name="T11"> or </text:span><text:span text:style-name="T11">press </text:span><text:span text:style-name="T10">Enter</text:span><text:span text:style-name="T11"> key</text:span></text:p>
          </table:table-cell>
          <table:table-cell table:style-name="ce62" office:value-type="string">
            <text:p>Mary receives correct message from User1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1</text:p>
          </table:table-cell>
          <table:table-cell table:style-name="ce59" office:value-type="float" office:value="1">
            <text:p>001</text:p>
          </table:table-cell>
          <table:table-cell table:style-name="ce62" table:formula="of:=[.B13]" office:value-type="string" office:string-value="REG_PLF306_CS_001">
            <text:p>REG_PLF306_CS_001</text:p>
          </table:table-cell>
          <table:table-cell table:style-name="ce62" office:value-type="string">
            <text:p>Check chat function with an user has uppercase user name</text:p>
          </table:table-cell>
          <table:table-cell table:style-name="ce62" office:value-type="string">
            <text:p>Step 7: Check displaying of <text:s/>User1</text:p>
          </table:table-cell>
          <table:table-cell table:style-name="ce62" office:value-type="string">
            <text:p>At Mary screen, check name of User1 on Contact list and Chat window</text:p>
          </table:table-cell>
          <table:table-cell table:style-name="ce62" office:value-type="string">
            <text:p>User1 is displayed with correct fullname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1</text:p>
          </table:table-cell>
          <table:table-cell table:style-name="ce59" office:value-type="float" office:value="1">
            <text:p>001</text:p>
          </table:table-cell>
          <table:table-cell table:style-name="ce62" table:formula="of:=[.B14]" office:value-type="string" office:string-value="REG_PLF306_CS_001">
            <text:p>REG_PLF306_CS_001</text:p>
          </table:table-cell>
          <table:table-cell table:style-name="ce62" office:value-type="string">
            <text:p>Check chat function with an user has uppercase user name</text:p>
          </table:table-cell>
          <table:table-cell table:style-name="ce62" office:value-type="string">
            <text:p>Step 8: Check chat history</text:p>
          </table:table-cell>
          <table:table-cell table:style-name="ce62" office:value-type="string">
            <text:p>On Chat window with Mary, click <text:span text:style-name="T5">Chat History</text:span> &gt; <text:span text:style-name="T5">Today </text:span><text:span text:style-name="T6">(</text:span><text:span text:style-name="T5">This week </text:span><text:span text:style-name="T6">/</text:span><text:span text:style-name="T5"> Last 30 </text:span><text:span text:style-name="T5">days </text:span><text:span text:style-name="T6">/</text:span><text:span text:style-name="T5"> Beginning</text:span><text:span text:style-name="T6">)</text:span></text:p>
          </table:table-cell>
          <table:table-cell table:style-name="ce62" office:value-type="string">
            <text:p>Chat history between User1 and Mary is displayed correctly with each option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2">
          <table:table-cell table:style-name="ce46"/>
          <table:table-cell table:style-name="ce52" office:value-type="string">
            <text:p>REG_PLF306_CS_001</text:p>
          </table:table-cell>
          <table:table-cell table:style-name="ce59" office:value-type="float" office:value="1">
            <text:p>001</text:p>
          </table:table-cell>
          <table:table-cell table:style-name="ce62" table:formula="of:=[.B15]" office:value-type="string" office:string-value="REG_PLF306_CS_001">
            <text:p>REG_PLF306_CS_001</text:p>
          </table:table-cell>
          <table:table-cell table:style-name="ce62" office:value-type="string">
            <text:p>Check chat function with an user has uppercase user name</text:p>
          </table:table-cell>
          <table:table-cell table:style-name="ce62" office:value-type="string">
            <text:p>Step 9: Send file </text:p>
          </table:table-cell>
          <table:table-cell table:style-name="ce62" office:value-type="string">
            <text:p>- On Chat window with Mary, click <text:span text:style-name="T5">Send file</text:span></text:p>
            <text:p><text:span text:style-name="T6">- Select a file</text:span></text:p>
            <text:p><text:span text:style-name="T6">- Click </text:span><text:span text:style-name="T5">Open </text:span></text:p>
          </table:table-cell>
          <table:table-cell table:style-name="ce62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1</text:p>
          </table:table-cell>
          <table:table-cell table:style-name="ce59" office:value-type="float" office:value="1">
            <text:p>001</text:p>
          </table:table-cell>
          <table:table-cell table:style-name="ce62" table:formula="of:=[.B16]" office:value-type="string" office:string-value="REG_PLF306_CS_001">
            <text:p>REG_PLF306_CS_001</text:p>
          </table:table-cell>
          <table:table-cell table:style-name="ce62" office:value-type="string">
            <text:p>Check chat function with an user has uppercase user name</text:p>
          </table:table-cell>
          <table:table-cell table:style-name="ce62" office:value-type="string">
            <text:p>Step 10: Received file </text:p>
          </table:table-cell>
          <table:table-cell table:style-name="ce62" office:value-type="string">
            <text:p>User1 click <text:span text:style-name="T5">Accept</text:span></text:p>
          </table:table-cell>
          <table:table-cell table:style-name="ce62" office:value-type="string">
            <text:p>File is sent successfully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2">
          <table:table-cell table:style-name="ce46" office:value-type="float" office:value="2">
            <text:p>002</text:p>
          </table:table-cell>
          <table:table-cell table:style-name="ce52" office:value-type="string">
            <text:p>REG_PLF306_CS_001</text:p>
          </table:table-cell>
          <table:table-cell table:style-name="ce59" office:value-type="float" office:value="2">
            <text:p>002</text:p>
          </table:table-cell>
          <table:table-cell table:style-name="ce62" table:formula="of:=[.B17]" office:value-type="string" office:string-value="REG_PLF306_CS_001">
            <text:p>REG_PLF306_CS_001</text:p>
          </table:table-cell>
          <table:table-cell table:style-name="ce61" office:value-type="string">
            <text:p>Check chat room with an user has uppercase user name </text:p>
          </table:table-cell>
          <table:table-cell table:style-name="ce62" office:value-type="string">
            <text:p>Step 1: Create a chat room</text:p>
          </table:table-cell>
          <table:table-cell table:style-name="ce62" office:value-type="string">
            <text:p>- Login as root</text:p>
            <text:p>- Click <text:span text:style-name="T5">Add Room</text:span></text:p>
            <text:p>- Input valid value for all field with name is Room1</text:p>
            <text:p>- Click button <text:span text:style-name="T5">OK</text:span></text:p>
          </table:table-cell>
          <table:table-cell table:style-name="ce62" office:value-type="string">
            <text:p>Room1 is created, the chat conversation is shown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1</text:p>
          </table:table-cell>
          <table:table-cell table:style-name="ce59" office:value-type="float" office:value="2">
            <text:p>002</text:p>
          </table:table-cell>
          <table:table-cell table:style-name="ce62" table:formula="of:=[.B18]" office:value-type="string" office:string-value="REG_PLF306_CS_001">
            <text:p>REG_PLF306_CS_001</text:p>
          </table:table-cell>
          <table:table-cell table:style-name="ce62" office:value-type="string">
            <text:p>Check chat room with an user has uppercase user name </text:p>
          </table:table-cell>
          <table:table-cell table:style-name="ce62" office:value-type="string">
            <text:p>Step 2: Invite User1</text:p>
          </table:table-cell>
          <table:table-cell table:style-name="ce62" office:value-type="string">
            <text:p>- Root click button<text:span text:style-name="T5"> Add</text:span></text:p>
            <text:p>- Select User1</text:p>
            <text:p>- Click button <text:span text:style-name="T5">Add Contact</text:span></text:p>
          </table:table-cell>
          <table:table-cell table:style-name="ce62" office:value-type="string">
            <text:p>A confirmation message has sent to User1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1</text:p>
          </table:table-cell>
          <table:table-cell table:style-name="ce59" office:value-type="float" office:value="2">
            <text:p>002</text:p>
          </table:table-cell>
          <table:table-cell table:style-name="ce62" table:formula="of:=[.B19]" office:value-type="string" office:string-value="REG_PLF306_CS_001">
            <text:p>REG_PLF306_CS_001</text:p>
          </table:table-cell>
          <table:table-cell table:style-name="ce62" office:value-type="string">
            <text:p>Check chat room with an user has uppercase user name </text:p>
          </table:table-cell>
          <table:table-cell table:style-name="ce62" office:value-type="string">
            <text:p>Step 3: User1 Join room</text:p>
          </table:table-cell>
          <table:table-cell table:style-name="ce62" office:value-type="string">
            <text:p>- Login as User1</text:p>
            <text:p>- Click button <text:span text:style-name="T5">OK</text:span> on confirmation message</text:p>
          </table:table-cell>
          <table:table-cell table:style-name="ce62" office:value-type="string">
            <text:p>User1 joins Room1 successfully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1</text:p>
          </table:table-cell>
          <table:table-cell table:style-name="ce59" office:value-type="float" office:value="2">
            <text:p>002</text:p>
          </table:table-cell>
          <table:table-cell table:style-name="ce62" table:formula="of:=[.B20]" office:value-type="string" office:string-value="REG_PLF306_CS_001">
            <text:p>REG_PLF306_CS_001</text:p>
          </table:table-cell>
          <table:table-cell table:style-name="ce62" office:value-type="string">
            <text:p>Check chat room with an user has uppercase user name </text:p>
          </table:table-cell>
          <table:table-cell table:style-name="ce62" office:value-type="string">
            <text:p>Step 4: Invite User1 again</text:p>
          </table:table-cell>
          <table:table-cell table:style-name="ce62" office:value-type="string">
            <text:p><text:span text:style-name="T11">- Root click button</text:span><text:span text:style-name="T10"> Add </text:span><text:span text:style-name="T9">again</text:span></text:p>
            <text:p><text:span text:style-name="T11">- Select User1</text:span></text:p>
          </table:table-cell>
          <table:table-cell table:style-name="ce62" office:value-type="string">
            <text:p><text:span text:style-name="T12">- User1 is disable</text:span></text:p>
            <text:p><text:span text:style-name="T12">- Root can't select User1</text:span>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1</text:p>
          </table:table-cell>
          <table:table-cell table:style-name="ce59" office:value-type="float" office:value="2">
            <text:p>002</text:p>
          </table:table-cell>
          <table:table-cell table:style-name="ce62" table:formula="of:=[.B21]" office:value-type="string" office:string-value="REG_PLF306_CS_001">
            <text:p>REG_PLF306_CS_001</text:p>
          </table:table-cell>
          <table:table-cell table:style-name="ce62" office:value-type="string">
            <text:p>Check chat room with an user has uppercase user name </text:p>
          </table:table-cell>
          <table:table-cell table:style-name="ce62" office:value-type="string">
            <text:p>Step 5: Send message</text:p>
          </table:table-cell>
          <table:table-cell table:style-name="ce62" office:value-type="string">
            <text:p>Root and User 1 send message together</text:p>
          </table:table-cell>
          <table:table-cell table:style-name="ce62" office:value-type="string">
            <text:p>Sent messages are shown on Room1 for each user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1</text:p>
          </table:table-cell>
          <table:table-cell table:style-name="ce59" office:value-type="float" office:value="2">
            <text:p>002</text:p>
          </table:table-cell>
          <table:table-cell table:style-name="ce62" table:formula="of:=[.B22]" office:value-type="string" office:string-value="REG_PLF306_CS_001">
            <text:p>REG_PLF306_CS_001</text:p>
          </table:table-cell>
          <table:table-cell table:style-name="ce62" office:value-type="string">
            <text:p>Check chat room with an user has uppercase user name </text:p>
          </table:table-cell>
          <table:table-cell table:style-name="ce62" office:value-type="string">
            <text:p>Step 6: Check displaying of User1</text:p>
          </table:table-cell>
          <table:table-cell table:style-name="ce62" office:value-type="string">
            <text:p>At Root screen, check name of User1 on Room1</text:p>
          </table:table-cell>
          <table:table-cell table:style-name="ce62" office:value-type="string">
            <text:p>User1 is displayed with correct fullname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1</text:p>
          </table:table-cell>
          <table:table-cell table:style-name="ce59" office:value-type="float" office:value="2">
            <text:p>002</text:p>
          </table:table-cell>
          <table:table-cell table:style-name="ce62" table:formula="of:=[.B23]" office:value-type="string" office:string-value="REG_PLF306_CS_001">
            <text:p>REG_PLF306_CS_001</text:p>
          </table:table-cell>
          <table:table-cell table:style-name="ce62" office:value-type="string">
            <text:p>Check chat room with an user has uppercase user name </text:p>
          </table:table-cell>
          <table:table-cell table:style-name="ce62" office:value-type="string">
            <text:p>Step 7: Check chat room History</text:p>
          </table:table-cell>
          <table:table-cell table:style-name="ce62" office:value-type="string">
            <text:p><text:span text:style-name="T12">At Room1, click </text:span><text:span text:style-name="T13">Chat </text:span><text:span text:style-name="T13">History</text:span><text:span text:style-name="T12"> &gt; </text:span><text:span text:style-name="T13">Today </text:span><text:span text:style-name="T14">(</text:span><text:span text:style-name="T13">This </text:span><text:span text:style-name="T13">week </text:span><text:span text:style-name="T14">/</text:span><text:span text:style-name="T13"> Last 30 days </text:span><text:span text:style-name="T14">/</text:span><text:span text:style-name="T13"> </text:span><text:span text:style-name="T13">Beginning</text:span><text:span text:style-name="T14">)</text:span></text:p>
          </table:table-cell>
          <table:table-cell table:style-name="ce62" office:value-type="string">
            <text:p>Chat room history is displayed correctly with each option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2">
          <table:table-cell table:style-name="ce46"/>
          <table:table-cell table:style-name="ce52" office:value-type="string">
            <text:p>REG_PLF306_CS_001</text:p>
          </table:table-cell>
          <table:table-cell table:style-name="ce59" office:value-type="float" office:value="2">
            <text:p>002</text:p>
          </table:table-cell>
          <table:table-cell table:style-name="ce62" table:formula="of:=[.B24]" office:value-type="string" office:string-value="REG_PLF306_CS_001">
            <text:p>REG_PLF306_CS_001</text:p>
          </table:table-cell>
          <table:table-cell table:style-name="ce62" office:value-type="string">
            <text:p>Check chat room with an user has uppercase user name </text:p>
          </table:table-cell>
          <table:table-cell table:style-name="ce62" office:value-type="string">
            <text:p>Step 8: Leave chat room</text:p>
          </table:table-cell>
          <table:table-cell table:style-name="ce62" office:value-type="string">
            <text:p>User1 click button <text:span text:style-name="T5">Leave</text:span></text:p>
          </table:table-cell>
          <table:table-cell table:style-name="ce62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975">CCP-975</text:a></text:p>
            <text:p>CS-460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4">
          <table:table-cell table:style-name="ce46" office:value-type="float" office:value="3">
            <text:p>003</text:p>
          </table:table-cell>
          <table:table-cell table:style-name="ce51" office:value-type="string">
            <text:p>REG_PLF306_CS_002</text:p>
          </table:table-cell>
          <table:table-cell table:style-name="ce59" office:value-type="float" office:value="1">
            <text:p>001</text:p>
          </table:table-cell>
          <table:table-cell table:style-name="ce61" table:formula="of:=[.B25]" office:value-type="string" office:string-value="REG_PLF306_CS_002">
            <text:p>REG_PLF306_CS_002</text:p>
          </table:table-cell>
          <table:table-cell table:style-name="ce61" office:value-type="string">
            <text:p>Check day of week in mini calendar</text:p>
          </table:table-cell>
          <table:table-cell table:style-name="ce62" office:value-type="string">
            <text:p>Step 1: Change setting</text:p>
          </table:table-cell>
          <table:table-cell table:style-name="ce62" office:value-type="string">
            <text:p>- Login as root</text:p>
            <text:p>- Goto Calendar</text:p>
            <text:p>- Click button <text:span text:style-name="T5">Settings</text:span></text:p>
            <text:p><text:span text:style-name="T6">- Edit timezone (eg: </text:span><text:span text:style-name="T6">GMT+7)</text:span></text:p>
            <text:p><text:span text:style-name="T6">- Edit Week Start on (eg: </text:span><text:span text:style-name="T6">Tuesday)</text:span></text:p>
            <text:p><text:span text:style-name="T6">- Click button </text:span><text:span text:style-name="T5">Save</text:span></text:p>
          </table:table-cell>
          <table:table-cell table:style-name="ce62" office:value-type="string">
            <text:p>Settings is saved with timezone is GMT+7 and Week Start on is Tuesday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890">CCP-890</text:a></text:p>
            <text:p>CS-4840</text:p>
          </table:table-cell>
          <table:table-cell table:style-name="ce62" office:value-type="string">
            <text:p>Title day of week is displayed wrong in mini calendar</text:p>
          </table:table-cell>
          <table:table-cell table:style-name="ce62" table:number-columns-repeated="8"/>
          <table:table-cell table:style-name="ce76" table:number-columns-repeated="1005"/>
        </table:table-row>
        <table:table-row table:style-name="ro8">
          <table:table-cell table:style-name="ce46"/>
          <table:table-cell table:style-name="ce52" office:value-type="string">
            <text:p>REG_PLF306_CS_002</text:p>
          </table:table-cell>
          <table:table-cell table:style-name="ce59" office:value-type="float" office:value="1">
            <text:p>001</text:p>
          </table:table-cell>
          <table:table-cell table:style-name="ce62" table:formula="of:=[.B26]" office:value-type="string" office:string-value="REG_PLF306_CS_002">
            <text:p>REG_PLF306_CS_002</text:p>
          </table:table-cell>
          <table:table-cell table:style-name="ce62" office:value-type="string">
            <text:p>Check day of week in mini calendar</text:p>
          </table:table-cell>
          <table:table-cell table:style-name="ce62" office:value-type="string">
            <text:p>Step 2: Choose view type is Day</text:p>
          </table:table-cell>
          <table:table-cell table:style-name="ce62" office:value-type="string">
            <text:p>Click button <text:span text:style-name="T5">Day</text:span></text:p>
          </table:table-cell>
          <table:table-cell table:style-name="ce62" office:value-type="string">
            <text:p>Current day is displayed 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890">CCP-890</text:a></text:p>
            <text:p>CS-4840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2">
          <table:table-cell table:style-name="ce46"/>
          <table:table-cell table:style-name="ce52" office:value-type="string">
            <text:p>REG_PLF306_CS_002</text:p>
          </table:table-cell>
          <table:table-cell table:style-name="ce59" office:value-type="float" office:value="1">
            <text:p>001</text:p>
          </table:table-cell>
          <table:table-cell table:style-name="ce62" table:formula="of:=[.B27]" office:value-type="string" office:string-value="REG_PLF306_CS_002">
            <text:p>REG_PLF306_CS_002</text:p>
          </table:table-cell>
          <table:table-cell table:style-name="ce62" office:value-type="string">
            <text:p>Check day of week in mini calendar</text:p>
          </table:table-cell>
          <table:table-cell table:style-name="ce62" office:value-type="string">
            <text:p>Step 3: Choose view type is Week</text:p>
          </table:table-cell>
          <table:table-cell table:style-name="ce62" office:value-type="string">
            <text:p>Click button <text:span text:style-name="T5">Week</text:span></text:p>
          </table:table-cell>
          <table:table-cell table:style-name="ce62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890">CCP-890</text:a></text:p>
            <text:p>CS-4840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2">
          <table:table-cell table:style-name="ce46"/>
          <table:table-cell table:style-name="ce52" office:value-type="string">
            <text:p>REG_PLF306_CS_002</text:p>
          </table:table-cell>
          <table:table-cell table:style-name="ce59" office:value-type="float" office:value="1">
            <text:p>001</text:p>
          </table:table-cell>
          <table:table-cell table:style-name="ce62" table:formula="of:=[.B28]" office:value-type="string" office:string-value="REG_PLF306_CS_002">
            <text:p>REG_PLF306_CS_002</text:p>
          </table:table-cell>
          <table:table-cell table:style-name="ce62" office:value-type="string">
            <text:p>Check day of week in mini calendar</text:p>
          </table:table-cell>
          <table:table-cell table:style-name="ce62" office:value-type="string">
            <text:p>Step 4: Choose view type is Month</text:p>
          </table:table-cell>
          <table:table-cell table:style-name="ce62" office:value-type="string">
            <text:p>Click button <text:span text:style-name="T5">Month</text:span></text:p>
          </table:table-cell>
          <table:table-cell table:style-name="ce62" office:value-type="string">
            <text:p><text:span text:style-name="T12">- Title day of week is </text:span><text:span text:style-name="T12">arranged similar between </text:span><text:span text:style-name="T12">mini calendar and month </text:span><text:span text:style-name="T12">calendar</text:span></text:p>
            <text:p><text:span text:style-name="T12">- Start day is Tuesday</text:span></text:p>
            <text:p><text:span text:style-name="T12">- Current day is highlighted</text:span>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890">CCP-890</text:a></text:p>
            <text:p>CS-4840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2">
          <table:table-cell table:style-name="ce46"/>
          <table:table-cell table:style-name="ce52" office:value-type="string">
            <text:p>REG_PLF306_CS_002</text:p>
          </table:table-cell>
          <table:table-cell table:style-name="ce59" office:value-type="float" office:value="1">
            <text:p>001</text:p>
          </table:table-cell>
          <table:table-cell table:style-name="ce62" table:formula="of:=[.B29]" office:value-type="string" office:string-value="REG_PLF306_CS_002">
            <text:p>REG_PLF306_CS_002</text:p>
          </table:table-cell>
          <table:table-cell table:style-name="ce62" office:value-type="string">
            <text:p>Check day of week in mini calendar</text:p>
          </table:table-cell>
          <table:table-cell table:style-name="ce62" office:value-type="string">
            <text:p>Step 5: Choose view type is Year</text:p>
          </table:table-cell>
          <table:table-cell table:style-name="ce62" office:value-type="string">
            <text:p>Click button <text:span text:style-name="T5">Year</text:span></text:p>
          </table:table-cell>
          <table:table-cell table:style-name="ce62" office:value-type="string">
            <text:p><text:span text:style-name="T12">- Title day of week is </text:span><text:span text:style-name="T12">arranged similar between </text:span><text:span text:style-name="T12">mini calendar and year </text:span><text:span text:style-name="T12">calendar</text:span></text:p>
            <text:p><text:span text:style-name="T12">- Start day is Tuesday</text:span></text:p>
            <text:p><text:span text:style-name="T12">- Current day is highlighted</text:span></text:p>
          </table:table-cell>
          <table:table-cell table:style-name="ce68" office:value-type="string">
            <text:p>High</text:p>
          </table:table-cell>
          <table:table-cell table:style-name="ce79" office:value-type="string">
            <text:p><text:a xlink:href="https://jira.exoplatform.org/browse/CCP-890">CCP-890</text:a></text:p>
            <text:p>CS-4840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2">
          <table:table-cell table:style-name="ce46" office:value-type="float" office:value="4">
            <text:p>004</text:p>
          </table:table-cell>
          <table:table-cell table:style-name="ce51" office:value-type="string">
            <text:p>REG_PLF306_CS_003</text:p>
          </table:table-cell>
          <table:table-cell table:style-name="ce59" office:value-type="float" office:value="1">
            <text:p>001</text:p>
          </table:table-cell>
          <table:table-cell table:style-name="ce61" table:formula="of:=[.B30]" office:value-type="string" office:string-value="REG_PLF306_CS_003">
            <text:p>REG_PLF306_CS_003</text:p>
          </table:table-cell>
          <table:table-cell table:style-name="ce61" office:value-type="string">
            <text:p>Check adding a contact with a long email in the address book</text:p>
          </table:table-cell>
          <table:table-cell table:style-name="ce62" office:value-type="string">
            <text:p>Step 1: Create an address book </text:p>
          </table:table-cell>
          <table:table-cell table:style-name="ce62" office:value-type="string">
            <text:p>- Login as root </text:p>
            <text:p>- Goto Contact</text:p>
            <text:p>- Click <text:span text:style-name="T5">Address Book </text:span></text:p>
            <text:p><text:span text:style-name="T6">- Input valid Name and </text:span><text:span text:style-name="T6">Description</text:span></text:p>
            <text:p><text:span text:style-name="T6">- Click button </text:span><text:span text:style-name="T5">Save</text:span><text:span text:style-name="T6"> </text:span></text:p>
          </table:table-cell>
          <table:table-cell table:style-name="ce62" office:value-type="string">
            <text:p>New address book is created and shown in Address Book list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1046">CCP-1046</text:a></text:p>
            <text:p>CS-4919</text:p>
          </table:table-cell>
          <table:table-cell table:style-name="ce62" office:value-type="string">
            <text:p>Alert error message “invalid mail address” when adding a contact with long mail address</text:p>
          </table:table-cell>
          <table:table-cell table:style-name="ce62" table:number-columns-repeated="8"/>
          <table:table-cell table:style-name="ce76" table:number-columns-repeated="1005"/>
        </table:table-row>
        <table:table-row table:style-name="ro12">
          <table:table-cell table:style-name="ce46"/>
          <table:table-cell table:style-name="ce52" office:value-type="string">
            <text:p>REG_PLF306_CS_003</text:p>
          </table:table-cell>
          <table:table-cell table:style-name="ce59" office:value-type="float" office:value="1">
            <text:p>001</text:p>
          </table:table-cell>
          <table:table-cell table:style-name="ce62" table:formula="of:=[.B31]" office:value-type="string" office:string-value="REG_PLF306_CS_003">
            <text:p>REG_PLF306_CS_003</text:p>
          </table:table-cell>
          <table:table-cell table:style-name="ce62" office:value-type="string">
            <text:p>Check adding a contact with a long email in the address book</text:p>
          </table:table-cell>
          <table:table-cell table:style-name="ce62" office:value-type="string">
            <text:p>Step 2: Add a contact with a long email into address book</text:p>
          </table:table-cell>
          <table:table-cell table:style-name="ce62" office:value-type="string">
            <text:p>- Click <text:span text:style-name="T5">Contact</text:span></text:p>
            <text:p><text:span text:style-name="T6">- Input valid value for all </text:span><text:span text:style-name="T6">field with email is very long </text:span></text:p>
            <text:p><text:span text:style-name="T6">(eg:</text:span><text:span text:style-name="T6"><text:a xlink:href="mailto:verylonglonglonglong@gmail.com">verylonglonglonglong@gmail.com</text:a></text:span><text:span text:style-name="T9">)</text:span></text:p>
            <text:p><text:span text:style-name="T6">- Click button </text:span><text:span text:style-name="T5">Save</text:span></text:p>
          </table:table-cell>
          <table:table-cell table:style-name="ce62" office:value-type="string">
            <text:p>New Contact is created successfully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1046">CCP-1046</text:a></text:p>
            <text:p>CS-4919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2">
          <table:table-cell table:style-name="ce46" office:value-type="float" office:value="5">
            <text:p>005</text:p>
          </table:table-cell>
          <table:table-cell table:style-name="ce51" office:value-type="string">
            <text:p>REG_PLF306_CS_004</text:p>
          </table:table-cell>
          <table:table-cell table:style-name="ce59" office:value-type="float" office:value="1">
            <text:p>001</text:p>
          </table:table-cell>
          <table:table-cell table:style-name="ce61" table:formula="of:=[.B32]" office:value-type="string" office:string-value="REG_PLF306_CS_004">
            <text:p>REG_PLF306_CS_004</text:p>
          </table:table-cell>
          <table:table-cell table:style-name="ce61" office:value-type="string">
            <text:p>Check date availability in schedule tab</text:p>
          </table:table-cell>
          <table:table-cell table:style-name="ce62" office:value-type="string">
            <text:p>Step 1: Goto Calendar by FF browser</text:p>
          </table:table-cell>
          <table:table-cell table:style-name="ce62" office:value-type="string">
            <text:p>- Using FF, login as root</text:p>
            <text:p>- Goto Calendar</text:p>
            <text:p>- Click button <text:span text:style-name="T5">Settings</text:span></text:p>
            <text:p>- Edit the timezone (eg: GMT-3)</text:p>
            <text:p>- Click button <text:span text:style-name="T5">Save</text:span></text:p>
          </table:table-cell>
          <table:table-cell table:style-name="ce62" office:value-type="string">
            <text:p>Settings is saved with timezone is GMT-3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01">CCP-901</text:a></text:p>
            <text:p>CS-4923</text:p>
          </table:table-cell>
          <table:table-cell table:style-name="ce62" office:value-type="string">
            <text:p>Wrong date availability in schedule tab in add/edit event form </text:p>
          </table:table-cell>
          <table:table-cell table:style-name="ce62" table:number-columns-repeated="8"/>
          <table:table-cell table:style-name="ce76" table:number-columns-repeated="1005"/>
        </table:table-row>
        <table:table-row table:style-name="ro12">
          <table:table-cell table:style-name="ce46"/>
          <table:table-cell table:style-name="ce52" office:value-type="string">
            <text:p>REG_PLF306_CS_004</text:p>
          </table:table-cell>
          <table:table-cell table:style-name="ce59" office:value-type="float" office:value="1">
            <text:p>001</text:p>
          </table:table-cell>
          <table:table-cell table:style-name="ce62" table:formula="of:=[.B33]" office:value-type="string" office:string-value="REG_PLF306_CS_004">
            <text:p>REG_PLF306_CS_004</text:p>
          </table:table-cell>
          <table:table-cell table:style-name="ce62" office:value-type="string">
            <text:p>Check date availability in schedule tab</text:p>
          </table:table-cell>
          <table:table-cell table:style-name="ce62" office:value-type="string">
            <text:p>Step 2: Add new event</text:p>
          </table:table-cell>
          <table:table-cell table:style-name="ce62" office:value-type="string">
            <text:p>- Click button <text:span text:style-name="T5">Event</text:span></text:p>
            <text:p><text:span text:style-name="T6">- Input valid value for all </text:span><text:span text:style-name="T6">field with event category is </text:span><text:span text:style-name="T6">holiday and time from </text:span><text:span text:style-name="T6">11:00 ~ 12:00</text:span></text:p>
            <text:p><text:span text:style-name="T6">- Click button </text:span><text:span text:style-name="T5">Save</text:span></text:p>
          </table:table-cell>
          <table:table-cell table:style-name="ce62" office:value-type="string">
            <text:p>New event is created and shown in corresponding day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01">CCP-901</text:a></text:p>
            <text:p>CS-4923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2">
          <table:table-cell table:style-name="ce46"/>
          <table:table-cell table:style-name="ce52" office:value-type="string">
            <text:p>REG_PLF306_CS_004</text:p>
          </table:table-cell>
          <table:table-cell table:style-name="ce59" office:value-type="float" office:value="1">
            <text:p>001</text:p>
          </table:table-cell>
          <table:table-cell table:style-name="ce62" table:formula="of:=[.B34]" office:value-type="string" office:string-value="REG_PLF306_CS_004">
            <text:p>REG_PLF306_CS_004</text:p>
          </table:table-cell>
          <table:table-cell table:style-name="ce62" office:value-type="string">
            <text:p>Check date availability in schedule tab</text:p>
          </table:table-cell>
          <table:table-cell table:style-name="ce62" office:value-type="string">
            <text:p>Step 3: Goto Calendar with another user by IE7 browser</text:p>
          </table:table-cell>
          <table:table-cell table:style-name="ce62" office:value-type="string">
            <text:p>- Using IE7, login as mary</text:p>
            <text:p>- Goto Calendar</text:p>
            <text:p><text:span text:style-name="T11">- Click button </text:span><text:span text:style-name="T10">Settings</text:span></text:p>
            <text:p><text:span text:style-name="T11">- Edit the timezone (eg: </text:span><text:span text:style-name="T11">GMT-3)</text:span></text:p>
            <text:p><text:span text:style-name="T11">- Click button </text:span><text:span text:style-name="T10">Save</text:span></text:p>
          </table:table-cell>
          <table:table-cell table:style-name="ce62" office:value-type="string">
            <text:p>Settings is saved with timezone is GMT-3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01">CCP-901</text:a></text:p>
            <text:p>CS-4923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2">
          <table:table-cell table:style-name="ce46"/>
          <table:table-cell table:style-name="ce52" office:value-type="string">
            <text:p>REG_PLF306_CS_004</text:p>
          </table:table-cell>
          <table:table-cell table:style-name="ce59" office:value-type="float" office:value="1">
            <text:p>001</text:p>
          </table:table-cell>
          <table:table-cell table:style-name="ce62" table:formula="of:=[.B35]" office:value-type="string" office:string-value="REG_PLF306_CS_004">
            <text:p>REG_PLF306_CS_004</text:p>
          </table:table-cell>
          <table:table-cell table:style-name="ce62" office:value-type="string">
            <text:p>Check date availability in schedule tab</text:p>
          </table:table-cell>
          <table:table-cell table:style-name="ce62" office:value-type="string">
            <text:p>Step 4: Add new event </text:p>
          </table:table-cell>
          <table:table-cell table:style-name="ce62" office:value-type="string">
            <text:p><text:span text:style-name="T11">- Click button </text:span><text:span text:style-name="T10">Event</text:span></text:p>
            <text:p><text:span text:style-name="T9">- Input valid value for all </text:span><text:span text:style-name="T9">field with event category is </text:span><text:span text:style-name="T9">meeting and time from </text:span><text:span text:style-name="T9">11:00 ~ 11:30)</text:span></text:p>
            <text:p><text:span text:style-name="T9">- Click button </text:span><text:span text:style-name="T10">Save</text:span></text:p>
          </table:table-cell>
          <table:table-cell table:style-name="ce62" office:value-type="string">
            <text:p>New event is created and shown in corresponding day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01">CCP-901</text:a></text:p>
            <text:p>CS-4923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2">
          <table:table-cell table:style-name="ce46"/>
          <table:table-cell table:style-name="ce52" office:value-type="string">
            <text:p>REG_PLF306_CS_004</text:p>
          </table:table-cell>
          <table:table-cell table:style-name="ce59" office:value-type="float" office:value="1">
            <text:p>001</text:p>
          </table:table-cell>
          <table:table-cell table:style-name="ce62" table:formula="of:=[.B36]" office:value-type="string" office:string-value="REG_PLF306_CS_004">
            <text:p>REG_PLF306_CS_004</text:p>
          </table:table-cell>
          <table:table-cell table:style-name="ce62" office:value-type="string">
            <text:p>Check date availability in schedule tab</text:p>
          </table:table-cell>
          <table:table-cell table:style-name="ce62" office:value-type="string">
            <text:p>Step 5: Add Root as participants </text:p>
          </table:table-cell>
          <table:table-cell table:style-name="ce62" office:value-type="string">
            <text:p>- Right click on new event</text:p>
            <text:p>- Select <text:span text:style-name="T5">Edit, </text:span><text:span text:style-name="T6">choose </text:span><text:span text:style-name="T5">Participants</text:span><text:span text:style-name="T6"> tab </text:span></text:p>
            <text:p><text:span text:style-name="T6">- Click </text:span><text:span text:style-name="T5">Add Participants</text:span></text:p>
            <text:p><text:span text:style-name="T6">- Click </text:span><text:span text:style-name="T5">Pick a User</text:span><text:span text:style-name="T6">, select </text:span><text:span text:style-name="T6">Root</text:span></text:p>
            <text:p><text:span text:style-name="T6">- Click button </text:span><text:span text:style-name="T5">Save</text:span></text:p>
          </table:table-cell>
          <table:table-cell table:style-name="ce62" office:value-type="string">
            <text:p>Root is added in participants list of event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01">CCP-901</text:a></text:p>
            <text:p>CS-4923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4</text:p>
          </table:table-cell>
          <table:table-cell table:style-name="ce59" office:value-type="float" office:value="1">
            <text:p>001</text:p>
          </table:table-cell>
          <table:table-cell table:style-name="ce62" table:formula="of:=[.B37]" office:value-type="string" office:string-value="REG_PLF306_CS_004">
            <text:p>REG_PLF306_CS_004</text:p>
          </table:table-cell>
          <table:table-cell table:style-name="ce62" office:value-type="string">
            <text:p>Check date availability in schedule tab</text:p>
          </table:table-cell>
          <table:table-cell table:style-name="ce62" office:value-type="string">
            <text:p>Step 6: Check schedule tab</text:p>
          </table:table-cell>
          <table:table-cell table:style-name="ce62" office:value-type="string">
            <text:p>- Click <text:span text:style-name="T5">Schedule</text:span> tab</text:p>
            <text:p>- Check display <text:span text:style-name="T5">Busy</text:span> and <text:span text:style-name="T5">Available </text:span>time of Root</text:p>
          </table:table-cell>
          <table:table-cell table:style-name="ce62" office:value-type="string">
            <text:p>Root is busy from 11:00 ~ 12:00, other time is available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01">CCP-901</text:a></text:p>
            <text:p>CS-4923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3">
          <table:table-cell table:style-name="ce46" office:value-type="float" office:value="6">
            <text:p>006</text:p>
          </table:table-cell>
          <table:table-cell table:style-name="ce51" office:value-type="string">
            <text:p>REG_PLF306_CS_005</text:p>
          </table:table-cell>
          <table:table-cell table:style-name="ce59" office:value-type="float" office:value="1">
            <text:p>001</text:p>
          </table:table-cell>
          <table:table-cell table:style-name="ce61" table:formula="of:=[.B38]" office:value-type="string" office:string-value="REG_PLF306_CS_005">
            <text:p>REG_PLF306_CS_005</text:p>
          </table:table-cell>
          <table:table-cell table:style-name="ce61" office:value-type="string">
            <text:p>Check displaying of Participants and Information in Participants list</text:p>
          </table:table-cell>
          <table:table-cell table:style-name="ce62" office:value-type="string">
            <text:p>Step 1: Create new user with long email</text:p>
          </table:table-cell>
          <table:table-cell table:style-name="ce62" office:value-type="string">
            <text:p>- Login as root </text:p>
            <text:p><text:span text:style-name="T11">- Goto </text:span><text:span text:style-name="T10">Users</text:span><text:span text:style-name="T11"> &gt; </text:span><text:span text:style-name="T10">Add Users</text:span></text:p>
            <text:p><text:span text:style-name="T11">- Create an user User1 has </text:span><text:span text:style-name="T11">long email</text:span></text:p>
            <text:p><text:span text:style-name="T11">(eg:verylonglonglonglong@</text:span><text:span text:style-name="T11">gmail.com)</text:span></text:p>
          </table:table-cell>
          <table:table-cell table:style-name="ce62" office:value-type="string">
            <text:p>Alert message notices that registered a new account successfully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65">CCP-965</text:a></text:p>
            <text:p>CS-5011</text:p>
          </table:table-cell>
          <table:table-cell table:style-name="ce62" office:value-type="string">
            <text:p>Only display user name in participant list</text:p>
          </table:table-cell>
          <table:table-cell table:style-name="ce62" table:number-columns-repeated="8"/>
          <table:table-cell table:style-name="ce76" table:number-columns-repeated="1005"/>
        </table:table-row>
        <table:table-row table:style-name="ro13">
          <table:table-cell table:style-name="ce46"/>
          <table:table-cell table:style-name="ce52" office:value-type="string">
            <text:p>REG_PLF306_CS_005</text:p>
          </table:table-cell>
          <table:table-cell table:style-name="ce59" office:value-type="float" office:value="1">
            <text:p>001</text:p>
          </table:table-cell>
          <table:table-cell table:style-name="ce62" table:formula="of:=[.B39]" office:value-type="string" office:string-value="REG_PLF306_CS_005">
            <text:p>REG_PLF306_CS_005</text:p>
          </table:table-cell>
          <table:table-cell table:style-name="ce62" office:value-type="string">
            <text:p>Check displaying of Participants and Information in Participants list</text:p>
          </table:table-cell>
          <table:table-cell table:style-name="ce62" office:value-type="string">
            <text:p>Step 2: Add new event</text:p>
          </table:table-cell>
          <table:table-cell table:style-name="ce62" office:value-type="string">
            <text:p><text:span text:style-name="T11">- Goto Calendar</text:span></text:p>
            <text:p><text:span text:style-name="T11">- Click button </text:span><text:span text:style-name="T10">Event</text:span></text:p>
            <text:p><text:span text:style-name="T9">- Input valid value for all </text:span><text:span text:style-name="T9">field</text:span></text:p>
            <text:p><text:span text:style-name="T9">- Click button </text:span><text:span text:style-name="T10">Save</text:span></text:p>
          </table:table-cell>
          <table:table-cell table:style-name="ce62" office:value-type="string">
            <text:p>New event is created and shown in corresponding day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65">CCP-965</text:a></text:p>
            <text:p>CS-501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2">
          <table:table-cell table:style-name="ce46"/>
          <table:table-cell table:style-name="ce52" office:value-type="string">
            <text:p>REG_PLF306_CS_005</text:p>
          </table:table-cell>
          <table:table-cell table:style-name="ce59" office:value-type="float" office:value="1">
            <text:p>001</text:p>
          </table:table-cell>
          <table:table-cell table:style-name="ce62" table:formula="of:=[.B40]" office:value-type="string" office:string-value="REG_PLF306_CS_005">
            <text:p>REG_PLF306_CS_005</text:p>
          </table:table-cell>
          <table:table-cell table:style-name="ce62" office:value-type="string">
            <text:p>Check displaying of Participants and Information in Participants list</text:p>
          </table:table-cell>
          <table:table-cell table:style-name="ce62" office:value-type="string">
            <text:p>Step 3: Add new user as participants </text:p>
          </table:table-cell>
          <table:table-cell table:style-name="ce52" office:value-type="string">
            <text:p><text:span text:style-name="T11">- Right click on new event</text:span></text:p>
            <text:p><text:span text:style-name="T11">- Select </text:span><text:span text:style-name="T10">Edit, </text:span><text:span text:style-name="T9">choose </text:span><text:span text:style-name="T10">Participants</text:span><text:span text:style-name="T9"> tab </text:span></text:p>
            <text:p><text:span text:style-name="T9">- Click </text:span><text:span text:style-name="T10">Add Participants</text:span></text:p>
            <text:p><text:span text:style-name="T9">- Click </text:span><text:span text:style-name="T10">Pick a User</text:span><text:span text:style-name="T9">, select </text:span><text:span text:style-name="T9">User1</text:span></text:p>
            <text:p><text:span text:style-name="T9">- Click button </text:span><text:span text:style-name="T10">Save</text:span></text:p>
          </table:table-cell>
          <table:table-cell table:style-name="ce62" office:value-type="string">
            <text:p>User1 is added in participants list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65">CCP-965</text:a></text:p>
            <text:p>CS-501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2">
          <table:table-cell table:style-name="ce46"/>
          <table:table-cell table:style-name="ce52" office:value-type="string">
            <text:p>REG_PLF306_CS_005</text:p>
          </table:table-cell>
          <table:table-cell table:style-name="ce59" office:value-type="float" office:value="1">
            <text:p>001</text:p>
          </table:table-cell>
          <table:table-cell table:style-name="ce62" table:formula="of:=[.B41]" office:value-type="string" office:string-value="REG_PLF306_CS_005">
            <text:p>REG_PLF306_CS_005</text:p>
          </table:table-cell>
          <table:table-cell table:style-name="ce62" office:value-type="string">
            <text:p>Check displaying of Participants and Information in Participants list</text:p>
          </table:table-cell>
          <table:table-cell table:style-name="ce62" office:value-type="string">
            <text:p>Step 4: Check Participants list</text:p>
          </table:table-cell>
          <table:table-cell table:style-name="ce62" office:value-type="string">
            <text:p>- Check column Participants and Information in Participants list</text:p>
            <text:p>- Move mouse to email of User1</text:p>
          </table:table-cell>
          <table:table-cell table:style-name="ce62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65">CCP-965</text:a></text:p>
            <text:p>CS-5011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1">
          <table:table-cell table:style-name="ce46" office:value-type="float" office:value="7">
            <text:p>007</text:p>
          </table:table-cell>
          <table:table-cell table:style-name="ce51" office:value-type="string">
            <text:p>REG_PLF306_CS_006</text:p>
          </table:table-cell>
          <table:table-cell table:style-name="ce59" office:value-type="float" office:value="1">
            <text:p>001</text:p>
          </table:table-cell>
          <table:table-cell table:style-name="ce61" table:formula="of:=[.B42]" office:value-type="string" office:string-value="REG_PLF306_CS_006">
            <text:p>REG_PLF306_CS_006</text:p>
          </table:table-cell>
          <table:table-cell table:style-name="ce61" office:value-type="string">
            <text:p>Check displaying of events of the same day in week view</text:p>
          </table:table-cell>
          <table:table-cell table:style-name="ce62" office:value-type="string">
            <text:p>Step 1: Create the 1<text:span text:style-name="T4">st</text:span> event</text:p>
          </table:table-cell>
          <table:table-cell table:style-name="ce62" office:value-type="string">
            <text:p>- Login as root</text:p>
            <text:p>- Goto Calendar</text:p>
            <text:p>- Click button <text:span text:style-name="T5">Event</text:span></text:p>
            <text:p><text:span text:style-name="T6">- Input valid value for all </text:span><text:span text:style-name="T6">field with date is current </text:span><text:span text:style-name="T6">day and time from 9:00 ~ </text:span><text:span text:style-name="T6">17:00</text:span></text:p>
            <text:p><text:span text:style-name="T6">- Click button </text:span><text:span text:style-name="T5">Save</text:span></text:p>
          </table:table-cell>
          <table:table-cell table:style-name="ce62" office:value-type="string">
            <text:p>Event A is created and shown in Calendar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95">CCP-995</text:a></text:p>
            <text:p>CS-5069</text:p>
          </table:table-cell>
          <table:table-cell table:style-name="ce62" office:value-type="string">
            <text:p>Events of the same day are displayed overlap in week view</text:p>
          </table:table-cell>
          <table:table-cell table:style-name="ce62" table:number-columns-repeated="8"/>
          <table:table-cell table:style-name="ce76" table:number-columns-repeated="1005"/>
        </table:table-row>
        <table:table-row table:style-name="ro12">
          <table:table-cell table:style-name="ce46"/>
          <table:table-cell table:style-name="ce52" office:value-type="string">
            <text:p>REG_PLF306_CS_006</text:p>
          </table:table-cell>
          <table:table-cell table:style-name="ce59" office:value-type="float" office:value="1">
            <text:p>001</text:p>
          </table:table-cell>
          <table:table-cell table:style-name="ce62" table:formula="of:=[.B43]" office:value-type="string" office:string-value="REG_PLF306_CS_006">
            <text:p>REG_PLF306_CS_006</text:p>
          </table:table-cell>
          <table:table-cell table:style-name="ce62" office:value-type="string">
            <text:p>Check displaying of events of the same day in week view</text:p>
          </table:table-cell>
          <table:table-cell table:style-name="ce62" office:value-type="string">
            <text:p>Step 2: Create the 2<text:span text:style-name="T4">nd</text:span> event</text:p>
          </table:table-cell>
          <table:table-cell table:style-name="ce62" office:value-type="string">
            <text:p><text:span text:style-name="T11">- Click button </text:span><text:span text:style-name="T10">Event</text:span></text:p>
            <text:p><text:span text:style-name="T9">- Input valid value for all </text:span><text:span text:style-name="T9">field with date is current </text:span><text:span text:style-name="T9">day and time from 9:00 ~ </text:span><text:span text:style-name="T9">12:00</text:span></text:p>
            <text:p><text:span text:style-name="T9">- Click button </text:span><text:span text:style-name="T10">Save</text:span></text:p>
          </table:table-cell>
          <table:table-cell table:style-name="ce62" office:value-type="string">
            <text:p>Event B is created and shown in Calendar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95">CCP-995</text:a></text:p>
            <text:p>CS-5069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2">
          <table:table-cell table:style-name="ce46"/>
          <table:table-cell table:style-name="ce52" office:value-type="string">
            <text:p>REG_PLF306_CS_006</text:p>
          </table:table-cell>
          <table:table-cell table:style-name="ce59" office:value-type="float" office:value="1">
            <text:p>001</text:p>
          </table:table-cell>
          <table:table-cell table:style-name="ce62" table:formula="of:=[.B44]" office:value-type="string" office:string-value="REG_PLF306_CS_006">
            <text:p>REG_PLF306_CS_006</text:p>
          </table:table-cell>
          <table:table-cell table:style-name="ce62" office:value-type="string">
            <text:p>Check displaying of events of the same day in week view</text:p>
          </table:table-cell>
          <table:table-cell table:style-name="ce62" office:value-type="string">
            <text:p>Step 3: Create the 3<text:span text:style-name="T4">rd</text:span> event</text:p>
          </table:table-cell>
          <table:table-cell table:style-name="ce62" office:value-type="string">
            <text:p><text:span text:style-name="T11">- Click button </text:span><text:span text:style-name="T10">Event</text:span></text:p>
            <text:p><text:span text:style-name="T9">- Input valid value for all </text:span><text:span text:style-name="T9">field with date is current </text:span><text:span text:style-name="T9">day and time from 14:00 ~ </text:span><text:span text:style-name="T9">17:00</text:span></text:p>
            <text:p><text:span text:style-name="T9">- Click button </text:span><text:span text:style-name="T10">Save</text:span></text:p>
          </table:table-cell>
          <table:table-cell table:style-name="ce62" office:value-type="string">
            <text:p>Event C is created and shown in Calendar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95">CCP-995</text:a></text:p>
            <text:p>CS-5069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2">
          <table:table-cell table:style-name="ce46"/>
          <table:table-cell table:style-name="ce52" office:value-type="string">
            <text:p>REG_PLF306_CS_006</text:p>
          </table:table-cell>
          <table:table-cell table:style-name="ce59" office:value-type="float" office:value="1">
            <text:p>001</text:p>
          </table:table-cell>
          <table:table-cell table:style-name="ce62" table:formula="of:=[.B45]" office:value-type="string" office:string-value="REG_PLF306_CS_006">
            <text:p>REG_PLF306_CS_006</text:p>
          </table:table-cell>
          <table:table-cell table:style-name="ce62" office:value-type="string">
            <text:p>Check displaying of events of the same day in week view</text:p>
          </table:table-cell>
          <table:table-cell table:style-name="ce62" office:value-type="string">
            <text:p>Step 4: Create the 4<text:span text:style-name="T4">th</text:span> event</text:p>
          </table:table-cell>
          <table:table-cell table:style-name="ce62" office:value-type="string">
            <text:p><text:span text:style-name="T11">- Click button </text:span><text:span text:style-name="T15">Event</text:span></text:p>
            <text:p><text:span text:style-name="T16">- Input valid value for all </text:span><text:span text:style-name="T16">field with </text:span><text:span text:style-name="T9">date is current </text:span><text:span text:style-name="T9">day and</text:span><text:span text:style-name="T16"> time from 17:00 ~ </text:span><text:span text:style-name="T16">18:00</text:span></text:p>
            <text:p><text:span text:style-name="T16">- Click button </text:span><text:span text:style-name="T15">Save</text:span></text:p>
          </table:table-cell>
          <table:table-cell table:style-name="ce62" office:value-type="string">
            <text:p>Event D is created and shown in Calendar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95">CCP-995</text:a></text:p>
            <text:p>CS-5069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6</text:p>
          </table:table-cell>
          <table:table-cell table:style-name="ce59" office:value-type="float" office:value="1">
            <text:p>001</text:p>
          </table:table-cell>
          <table:table-cell table:style-name="ce62" table:formula="of:=[.B46]" office:value-type="string" office:string-value="REG_PLF306_CS_006">
            <text:p>REG_PLF306_CS_006</text:p>
          </table:table-cell>
          <table:table-cell table:style-name="ce62" office:value-type="string">
            <text:p>Check displaying of events of the same day in week view</text:p>
          </table:table-cell>
          <table:table-cell table:style-name="ce62" office:value-type="string">
            <text:p>Step 5: Choose view type is day</text:p>
          </table:table-cell>
          <table:table-cell table:style-name="ce62" office:value-type="string">
            <text:p>Click button <text:span text:style-name="T5">Day</text:span></text:p>
          </table:table-cell>
          <table:table-cell table:style-name="ce62" office:value-type="string">
            <text:p>All events appear properly with time range is correct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95">CCP-995</text:a></text:p>
            <text:p>CS-5069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6</text:p>
          </table:table-cell>
          <table:table-cell table:style-name="ce59" office:value-type="float" office:value="1">
            <text:p>001</text:p>
          </table:table-cell>
          <table:table-cell table:style-name="ce62" table:formula="of:=[.B47]" office:value-type="string" office:string-value="REG_PLF306_CS_006">
            <text:p>REG_PLF306_CS_006</text:p>
          </table:table-cell>
          <table:table-cell table:style-name="ce62" office:value-type="string">
            <text:p>Check displaying of events of the same day in week view</text:p>
          </table:table-cell>
          <table:table-cell table:style-name="ce62" office:value-type="string">
            <text:p>Step 6: Choose view type is week</text:p>
          </table:table-cell>
          <table:table-cell table:style-name="ce62" office:value-type="string">
            <text:p>Click button <text:span text:style-name="T5">Week</text:span></text:p>
          </table:table-cell>
          <table:table-cell table:style-name="ce62" office:value-type="string">
            <text:p>All events appear properly and they are arranged side by side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95">CCP-995</text:a></text:p>
            <text:p>CS-5069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6</text:p>
          </table:table-cell>
          <table:table-cell table:style-name="ce59" office:value-type="float" office:value="1">
            <text:p>001</text:p>
          </table:table-cell>
          <table:table-cell table:style-name="ce62" table:formula="of:=[.B48]" office:value-type="string" office:string-value="REG_PLF306_CS_006">
            <text:p>REG_PLF306_CS_006</text:p>
          </table:table-cell>
          <table:table-cell table:style-name="ce62" office:value-type="string">
            <text:p>Check displaying of events of the same day in week view</text:p>
          </table:table-cell>
          <table:table-cell table:style-name="ce62" office:value-type="string">
            <text:p>Step 7: Choose view type is month</text:p>
          </table:table-cell>
          <table:table-cell table:style-name="ce62" office:value-type="string">
            <text:p>Click button <text:span text:style-name="T5">Month</text:span></text:p>
          </table:table-cell>
          <table:table-cell table:style-name="ce62" office:value-type="string">
            <text:p>All events appear properly and they are sort by name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95">CCP-995</text:a></text:p>
            <text:p>CS-5069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6</text:p>
          </table:table-cell>
          <table:table-cell table:style-name="ce59" office:value-type="float" office:value="1">
            <text:p>001</text:p>
          </table:table-cell>
          <table:table-cell table:style-name="ce62" table:formula="of:=[.B49]" office:value-type="string" office:string-value="REG_PLF306_CS_006">
            <text:p>REG_PLF306_CS_006</text:p>
          </table:table-cell>
          <table:table-cell table:style-name="ce62" office:value-type="string">
            <text:p>Check displaying of events of the same day in week view</text:p>
          </table:table-cell>
          <table:table-cell table:style-name="ce62" office:value-type="string">
            <text:p>Step 8: Choose view type is year</text:p>
          </table:table-cell>
          <table:table-cell table:style-name="ce62" office:value-type="string">
            <text:p>Click button <text:span text:style-name="T5">Year</text:span></text:p>
          </table:table-cell>
          <table:table-cell table:style-name="ce62" office:value-type="string">
            <text:p>The day has events will be highlighted in bold 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95">CCP-995</text:a></text:p>
            <text:p>CS-5069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6</text:p>
          </table:table-cell>
          <table:table-cell table:style-name="ce59" office:value-type="float" office:value="1">
            <text:p>001</text:p>
          </table:table-cell>
          <table:table-cell table:style-name="ce62" table:formula="of:=[.B50]" office:value-type="string" office:string-value="REG_PLF306_CS_006">
            <text:p>REG_PLF306_CS_006</text:p>
          </table:table-cell>
          <table:table-cell table:style-name="ce62" office:value-type="string">
            <text:p>Check displaying of events of the same day in week view</text:p>
          </table:table-cell>
          <table:table-cell table:style-name="ce62" office:value-type="string">
            <text:p>Step 9: Resize screen</text:p>
          </table:table-cell>
          <table:table-cell table:style-name="ce62" office:value-type="string">
            <text:p>- Press key Ctrl+ </text:p>
            <text:p>- Press key Ctrl-</text:p>
          </table:table-cell>
          <table:table-cell table:style-name="ce62" office:value-type="string">
            <text:p>All events appear properly and they are arranged side by side</text:p>
          </table:table-cell>
          <table:table-cell table:style-name="ce68" office:value-type="string">
            <text:p>High</text:p>
          </table:table-cell>
          <table:table-cell table:style-name="ce39" office:value-type="string">
            <text:p><text:a xlink:href="https://jira.exoplatform.org/browse/CCP-995">CCP-995</text:a></text:p>
            <text:p>CS-5069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 office:value-type="float" office:value="8">
            <text:p>008</text:p>
          </table:table-cell>
          <table:table-cell table:style-name="ce51" office:value-type="string">
            <text:p>REG_PLF306_CS_007</text:p>
          </table:table-cell>
          <table:table-cell table:style-name="ce59" office:value-type="float" office:value="1">
            <text:p>001</text:p>
          </table:table-cell>
          <table:table-cell table:style-name="ce61" table:formula="of:=[.B51]" office:value-type="string" office:string-value="REG_PLF306_CS_007">
            <text:p>REG_PLF306_CS_007</text:p>
          </table:table-cell>
          <table:table-cell table:style-name="ce61" office:value-type="string">
            <text:p>Check default of event categories listbox</text:p>
          </table:table-cell>
          <table:table-cell table:style-name="ce62" office:value-type="string">
            <text:p>Step 1: Check default of categories list</text:p>
          </table:table-cell>
          <table:table-cell table:style-name="ce62" office:value-type="string">
            <text:p>- Login as root</text:p>
            <text:p>- Goto Calendar</text:p>
            <text:p>- Click <text:span text:style-name="T5">Categories</text:span> listbox</text:p>
          </table:table-cell>
          <table:table-cell table:style-name="ce62" office:value-type="string">
            <text:p>Categories listbox is displayed with values: All, Meeting, Calls, Clients, Holiday, Anniversary</text:p>
          </table:table-cell>
          <table:table-cell table:style-name="ce68" office:value-type="string">
            <text:p>Medium</text:p>
          </table:table-cell>
          <table:table-cell table:style-name="ce39" office:value-type="string">
            <text:p><text:a xlink:href="https://jira.exoplatform.org/browse/CCP-886">CCP-886</text:a> </text:p>
            <text:p>CS-4914</text:p>
          </table:table-cell>
          <table:table-cell table:style-name="ce62" office:value-type="string">
            <text:p>Cannot override the default values of event Category listbox.</text:p>
          </table:table-cell>
          <table:table-cell table:style-name="ce62" table:number-columns-repeated="8"/>
          <table:table-cell table:style-name="ce76" table:number-columns-repeated="1005"/>
        </table:table-row>
        <table:table-row table:style-name="ro14">
          <table:table-cell table:style-name="ce46"/>
          <table:table-cell table:style-name="ce52" office:value-type="string">
            <text:p>REG_PLF306_CS_007</text:p>
          </table:table-cell>
          <table:table-cell table:style-name="ce59" office:value-type="float" office:value="1">
            <text:p>001</text:p>
          </table:table-cell>
          <table:table-cell table:style-name="ce62" table:formula="of:=[.B52]" office:value-type="string" office:string-value="REG_PLF306_CS_007">
            <text:p>REG_PLF306_CS_007</text:p>
          </table:table-cell>
          <table:table-cell table:style-name="ce78" office:value-type="string">
            <text:p><text:span text:style-name="T2">Check default of event </text:span><text:span text:style-name="T2">categories listbox</text:span></text:p>
          </table:table-cell>
          <table:table-cell table:style-name="ce62" office:value-type="string">
            <text:p>Step 2: Add a new category</text:p>
          </table:table-cell>
          <table:table-cell table:style-name="ce62" office:value-type="string">
            <text:p>- Click icon <text:span text:style-name="T5">Event </text:span><text:span text:style-name="T5">Categories Management</text:span></text:p>
            <text:p><text:span text:style-name="T6">- Input valid value for all </text:span><text:span text:style-name="T6">field with category is Test</text:span></text:p>
            <text:p><text:span text:style-name="T6">- Click button </text:span><text:span text:style-name="T5">Save</text:span></text:p>
            <text:p><text:span text:style-name="T6">- Click </text:span><text:span text:style-name="T5">Categories</text:span><text:span text:style-name="T6"> listbox</text:span></text:p>
          </table:table-cell>
          <table:table-cell table:style-name="ce62" office:value-type="string">
            <text:p>Category Test is displayed in categories listbox</text:p>
          </table:table-cell>
          <table:table-cell table:style-name="ce68" office:value-type="string">
            <text:p>Medium</text:p>
          </table:table-cell>
          <table:table-cell table:style-name="ce39" office:value-type="string">
            <text:p><text:a xlink:href="https://jira.exoplatform.org/browse/CCP-886">CCP-886</text:a> </text:p>
            <text:p>CS-4914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6">
          <table:table-cell table:style-name="ce46" office:value-type="float" office:value="9">
            <text:p>009</text:p>
          </table:table-cell>
          <table:table-cell table:style-name="ce51" office:value-type="string">
            <text:p>REG_PLF306_CS_007</text:p>
          </table:table-cell>
          <table:table-cell table:style-name="ce59" office:value-type="float" office:value="2">
            <text:p>002</text:p>
          </table:table-cell>
          <table:table-cell table:style-name="ce61" table:formula="of:=[.B53]" office:value-type="string" office:string-value="REG_PLF306_CS_007">
            <text:p>REG_PLF306_CS_007</text:p>
          </table:table-cell>
          <table:table-cell table:style-name="ce61" office:value-type="string">
            <text:p><text:span text:style-name="T2">Check event categories </text:span><text:span text:style-name="T2">listbox by configuration </text:span></text:p>
          </table:table-cell>
          <table:table-cell table:style-name="ce62" office:value-type="string">
            <text:p>Step 1: Change configuration</text:p>
          </table:table-cell>
          <table:table-cell table:style-name="ce62" office:value-type="string">
            <text:p><text:span text:style-name="T12">- Open configuration file: </text:span><text:span text:style-name="T12">cs-extension.war/WEB-</text:span><text:span text:style-name="T12">INF/cs-</text:span><text:span text:style-name="T12">extension/cs/calendar/cale</text:span><text:span text:style-name="T12">ndar-service-</text:span><text:span text:style-name="T12">configuration.xml</text:span></text:p>
            <text:p><text:span text:style-name="T12">- Change setting as below </text:span><text:span text:style-name="T12">example:</text:span></text:p>
            <text:p><text:span text:style-name="T12">&lt;value-param&gt; <text:s text:c="6"/></text:span><text:span text:style-name="T12">&lt;name&gt;defaultEventCateg</text:span><text:span text:style-name="T12">ories&lt;/name&gt;</text:span></text:p>
            <text:p><text:span text:style-name="T12">&lt;value&gt;defaultEventCateg</text:span><text:span text:style-name="T12">oryIdMeeting,defaultEvent</text:span><text:span text:style-name="T12">CategoryIdCalls,defaultEve</text:span><text:span text:style-name="T12">ntCategoryIdClients&lt;/value</text:span><text:span text:style-name="T12">&gt;</text:span></text:p>
            <text:p><text:span text:style-name="T12">&lt;/value-param&gt;</text:span></text:p>
            <text:p><text:span text:style-name="T12">- Save file</text:span></text:p>
            <text:p><text:span text:style-name="T12">- Run package</text:span></text:p>
          </table:table-cell>
          <table:table-cell table:style-name="ce62" office:value-type="string">
            <text:p>- Setting is saved successfully</text:p>
            <text:p>- Package runs well without exception</text:p>
          </table:table-cell>
          <table:table-cell table:style-name="ce68" office:value-type="string">
            <text:p>Medium</text:p>
          </table:table-cell>
          <table:table-cell table:style-name="ce39" office:value-type="string">
            <text:p><text:a xlink:href="https://jira.exoplatform.org/browse/CCP-886">CCP-886</text:a> </text:p>
            <text:p>CS-4914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7</text:p>
          </table:table-cell>
          <table:table-cell table:style-name="ce59" office:value-type="float" office:value="2">
            <text:p>002</text:p>
          </table:table-cell>
          <table:table-cell table:style-name="ce62" table:formula="of:=[.B54]" office:value-type="string" office:string-value="REG_PLF306_CS_007">
            <text:p>REG_PLF306_CS_007</text:p>
          </table:table-cell>
          <table:table-cell table:style-name="ce62" office:value-type="string">
            <text:p><text:span text:style-name="T2">Check event categories </text:span><text:span text:style-name="T2">listbox by configuration </text:span></text:p>
          </table:table-cell>
          <table:table-cell table:style-name="ce62" office:value-type="string">
            <text:p>Step 2: Check categories listbox</text:p>
          </table:table-cell>
          <table:table-cell table:style-name="ce62" office:value-type="string">
            <text:p>- Login as root</text:p>
            <text:p>- Goto Calendar</text:p>
            <text:p><text:span text:style-name="T11">- Click </text:span><text:span text:style-name="T10">Categories</text:span><text:span text:style-name="T11"> listbox</text:span></text:p>
          </table:table-cell>
          <table:table-cell table:style-name="ce62" office:value-type="string">
            <text:p><text:span text:style-name="T12">Categories listbox is </text:span><text:span text:style-name="T12">displayed with values: </text:span><text:span text:style-name="T12">Meeting, Calls, Clients</text:span></text:p>
          </table:table-cell>
          <table:table-cell table:style-name="ce68" office:value-type="string">
            <text:p>Medium</text:p>
          </table:table-cell>
          <table:table-cell table:style-name="ce39" office:value-type="string">
            <text:p><text:a xlink:href="https://jira.exoplatform.org/browse/CCP-886">CCP-886</text:a> </text:p>
            <text:p>CS-4914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1" office:value-type="string">
            <text:p>REG_PLF306_CS_007</text:p>
          </table:table-cell>
          <table:table-cell table:style-name="ce59" office:value-type="float" office:value="2">
            <text:p>002</text:p>
          </table:table-cell>
          <table:table-cell table:style-name="ce61" table:formula="of:=[.B55]" office:value-type="string" office:string-value="REG_PLF306_CS_007">
            <text:p>REG_PLF306_CS_007</text:p>
          </table:table-cell>
          <table:table-cell table:style-name="ce62" office:value-type="string">
            <text:p><text:span text:style-name="T2">Check event categories </text:span><text:span text:style-name="T2">listbox by configuration </text:span></text:p>
          </table:table-cell>
          <table:table-cell table:style-name="ce62" office:value-type="string">
            <text:p>Step 3: Open Add/Edit Event form</text:p>
          </table:table-cell>
          <table:table-cell table:style-name="ce62" office:value-type="string">
            <text:p>- Click <text:span text:style-name="T5">Event</text:span></text:p>
            <text:p><text:span text:style-name="T6">- Click </text:span><text:span text:style-name="T5">Event Category</text:span><text:span text:style-name="T6"> </text:span><text:span text:style-name="T6">listbox</text:span></text:p>
          </table:table-cell>
          <table:table-cell table:style-name="ce62" office:value-type="string">
            <text:p><text:span text:style-name="T12">Categories listbox is </text:span><text:span text:style-name="T12">displayed with values: </text:span><text:span text:style-name="T12">Meeting, Calls, Clients</text:span></text:p>
          </table:table-cell>
          <table:table-cell table:style-name="ce68" office:value-type="string">
            <text:p>Medium</text:p>
          </table:table-cell>
          <table:table-cell table:style-name="ce39" office:value-type="string">
            <text:p><text:a xlink:href="https://jira.exoplatform.org/browse/CCP-886">CCP-886</text:a> </text:p>
            <text:p>CS-4914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1" office:value-type="string">
            <text:p>REG_PLF306_CS_007</text:p>
          </table:table-cell>
          <table:table-cell table:style-name="ce59" office:value-type="float" office:value="2">
            <text:p>002</text:p>
          </table:table-cell>
          <table:table-cell table:style-name="ce61" table:formula="of:=[.B56]" office:value-type="string" office:string-value="REG_PLF306_CS_007">
            <text:p>REG_PLF306_CS_007</text:p>
          </table:table-cell>
          <table:table-cell table:style-name="ce62" office:value-type="string">
            <text:p><text:span text:style-name="T2">Check event categories </text:span><text:span text:style-name="T2">listbox by configuration </text:span></text:p>
          </table:table-cell>
          <table:table-cell table:style-name="ce62" office:value-type="string">
            <text:p>Step 4: Open Add/Edit Task form</text:p>
          </table:table-cell>
          <table:table-cell table:style-name="ce62" office:value-type="string">
            <text:p>- Click <text:span text:style-name="T5">Task</text:span></text:p>
            <text:p><text:span text:style-name="T6">- Click </text:span><text:span text:style-name="T5">Task Category </text:span><text:span text:style-name="T6">listbox</text:span></text:p>
          </table:table-cell>
          <table:table-cell table:style-name="ce62" office:value-type="string">
            <text:p><text:span text:style-name="T12">Categories listbox is </text:span><text:span text:style-name="T12">displayed with values: </text:span><text:span text:style-name="T12">Meeting, Calls, Clients</text:span></text:p>
          </table:table-cell>
          <table:table-cell table:style-name="ce68" office:value-type="string">
            <text:p>Medium</text:p>
          </table:table-cell>
          <table:table-cell table:style-name="ce39" office:value-type="string">
            <text:p><text:a xlink:href="https://jira.exoplatform.org/browse/CCP-886">CCP-886</text:a> </text:p>
            <text:p>CS-4914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1" office:value-type="string">
            <text:p>REG_PLF306_CS_007</text:p>
          </table:table-cell>
          <table:table-cell table:style-name="ce59" office:value-type="float" office:value="2">
            <text:p>002</text:p>
          </table:table-cell>
          <table:table-cell table:style-name="ce62" table:formula="of:=[.B57]" office:value-type="string" office:string-value="REG_PLF306_CS_007">
            <text:p>REG_PLF306_CS_007</text:p>
          </table:table-cell>
          <table:table-cell table:style-name="ce62" office:value-type="string">
            <text:p><text:span text:style-name="T2">Check event categories </text:span><text:span text:style-name="T2">listbox by configuration </text:span></text:p>
          </table:table-cell>
          <table:table-cell table:style-name="ce62" office:value-type="string">
            <text:p>Step 5: Open Advance Search form</text:p>
          </table:table-cell>
          <table:table-cell table:style-name="ce62" office:value-type="string">
            <text:p>- Click <text:span text:style-name="T5">Advance Search</text:span></text:p>
            <text:p><text:span text:style-name="T6">- Click </text:span><text:span text:style-name="T5">Category </text:span><text:span text:style-name="T6">listbox</text:span></text:p>
          </table:table-cell>
          <table:table-cell table:style-name="ce62" office:value-type="string">
            <text:p><text:span text:style-name="T12">Categories listbox is </text:span><text:span text:style-name="T12">displayed with values: </text:span><text:span text:style-name="T12">Meeting, Calls, Clients</text:span></text:p>
          </table:table-cell>
          <table:table-cell table:style-name="ce68" office:value-type="string">
            <text:p>Medium</text:p>
          </table:table-cell>
          <table:table-cell table:style-name="ce39" office:value-type="string">
            <text:p><text:a xlink:href="https://jira.exoplatform.org/browse/CCP-886">CCP-886</text:a> </text:p>
            <text:p>CS-4914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8">
          <table:table-cell table:style-name="ce46"/>
          <table:table-cell table:style-name="ce51" office:value-type="string">
            <text:p>REG_PLF306_CS_007</text:p>
          </table:table-cell>
          <table:table-cell table:style-name="ce59" office:value-type="float" office:value="2">
            <text:p>002</text:p>
          </table:table-cell>
          <table:table-cell table:style-name="ce62" table:formula="of:=[.B58]" office:value-type="string" office:string-value="REG_PLF306_CS_007">
            <text:p>REG_PLF306_CS_007</text:p>
          </table:table-cell>
          <table:table-cell table:style-name="ce62" office:value-type="string">
            <text:p><text:span text:style-name="T2">Check event categories </text:span><text:span text:style-name="T2">listbox by configuration </text:span></text:p>
          </table:table-cell>
          <table:table-cell table:style-name="ce62" office:value-type="string">
            <text:p>Step 6: Open mail page</text:p>
          </table:table-cell>
          <table:table-cell table:style-name="ce62" office:value-type="string">
            <text:p>- Goto Mail page</text:p>
          </table:table-cell>
          <table:table-cell table:style-name="ce62" office:value-type="string">
            <text:p>Mail page is displayed well</text:p>
          </table:table-cell>
          <table:table-cell table:style-name="ce68" office:value-type="string">
            <text:p>Medium</text:p>
          </table:table-cell>
          <table:table-cell table:style-name="ce39" office:value-type="string">
            <text:p><text:a xlink:href="https://jira.exoplatform.org/browse/CCP-886">CCP-886</text:a> </text:p>
            <text:p>CS-4914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>
          <table:table-cell table:style-name="ce46"/>
          <table:table-cell table:style-name="ce52" office:value-type="string">
            <text:p>REG_PLF306_CS_007</text:p>
          </table:table-cell>
          <table:table-cell table:style-name="ce59" office:value-type="float" office:value="2">
            <text:p>002</text:p>
          </table:table-cell>
          <table:table-cell table:style-name="ce62" table:formula="of:=[.B59]" office:value-type="string" office:string-value="REG_PLF306_CS_007">
            <text:p>REG_PLF306_CS_007</text:p>
          </table:table-cell>
          <table:table-cell table:style-name="ce62" office:value-type="string">
            <text:p><text:span text:style-name="T2">Check event categories </text:span><text:span text:style-name="T2">listbox by configuration </text:span></text:p>
          </table:table-cell>
          <table:table-cell table:style-name="ce62" office:value-type="string">
            <text:p>Step 7: Open New Event form</text:p>
          </table:table-cell>
          <table:table-cell table:style-name="ce62" office:value-type="string">
            <text:p>- Click <text:span text:style-name="T5">New Event</text:span></text:p>
            <text:p><text:span text:style-name="T6">- Click </text:span><text:span text:style-name="T5">Event Category</text:span><text:span text:style-name="T6"> </text:span><text:span text:style-name="T6">listbox</text:span></text:p>
          </table:table-cell>
          <table:table-cell table:style-name="ce62" office:value-type="string">
            <text:p><text:span text:style-name="T12">Categories listbox is </text:span><text:span text:style-name="T12">displayed with values: </text:span><text:span text:style-name="T12">Meeting, Calls, Clients</text:span></text:p>
          </table:table-cell>
          <table:table-cell table:style-name="ce68" office:value-type="string">
            <text:p>Medium</text:p>
          </table:table-cell>
          <table:table-cell table:style-name="ce39" office:value-type="string">
            <text:p><text:a xlink:href="https://jira.exoplatform.org/browse/CCP-886">CCP-886</text:a> </text:p>
            <text:p>CS-4914</text:p>
          </table:table-cell>
          <table:table-cell table:style-name="ce62" table:number-columns-repeated="9"/>
          <table:table-cell table:style-name="ce76" table:number-columns-repeated="1005"/>
        </table:table-row>
        <table:table-row table:style-name="ro15" table:number-rows-repeated="11">
          <table:table-cell table:style-name="ce43"/>
          <table:table-cell table:style-name="ce53"/>
          <table:table-cell table:style-name="ce43"/>
          <table:table-cell table:style-name="ce63" table:number-columns-repeated="5"/>
          <table:table-cell table:style-name="ce43"/>
          <table:table-cell table:style-name="ce63" table:number-columns-repeated="1015"/>
        </table:table-row>
        <table:table-row table:style-name="ro15" table:number-rows-repeated="104850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1" table:default-cell-style-name="ce37"/>
        <table:table-column table:style-name="co22" table:default-cell-style-name="ce37"/>
        <table:table-column table:style-name="co23" table:default-cell-style-name="ce37"/>
        <table:table-column table:style-name="co24" table:default-cell-style-name="ce37"/>
        <table:table-column table:style-name="co25" table:number-columns-repeated="2" table:default-cell-style-name="ce37"/>
        <table:table-column table:style-name="co26" table:number-columns-repeated="249" table:default-cell-style-name="ce37"/>
        <table:table-column table:style-name="co8" table:number-columns-repeated="768" table:default-cell-style-name="ce37"/>
        <table:table-row table:style-name="ro17">
          <table:table-cell table:style-name="ce33" office:value-type="string" table:number-columns-spanned="4" table:number-rows-spanned="2">
            <text:p>CS Regression Tests List</text:p>
          </table:table-cell>
          <table:covered-table-cell table:number-columns-repeated="2" table:style-name="ce33"/>
          <table:covered-table-cell table:style-name="ce87"/>
          <table:table-cell table:style-name="ce87"/>
          <table:table-cell table:style-name="ce33" office:value-type="string" table:number-columns-spanned="1" table:number-rows-spanned="3">
            <text:p>Total cases</text:p>
          </table:table-cell>
          <table:table-cell table:number-columns-repeated="1017"/>
        </table:table-row>
        <table:table-row table:style-name="ro17">
          <table:covered-table-cell table:number-columns-repeated="3" table:style-name="ce33"/>
          <table:covered-table-cell table:style-name="ce87"/>
          <table:table-cell table:style-name="ce87"/>
          <table:covered-table-cell table:style-name="ce92"/>
          <table:table-cell table:number-columns-repeated="1017"/>
        </table:table-row>
        <table:table-row table:style-name="ro18">
          <table:table-cell table:style-name="ce33" office:value-type="string">
            <text:p>Id</text:p>
          </table:table-cell>
          <table:table-cell table:style-name="ce33" office:value-type="string">
            <text:p>Product</text:p>
          </table:table-cell>
          <table:table-cell table:style-name="ce33" office:value-type="string">
            <text:p>Functionality</text:p>
          </table:table-cell>
          <table:table-cell table:style-name="ce33" office:value-type="string">
            <text:p>Bug summary</text:p>
          </table:table-cell>
          <table:table-cell table:style-name="ce33" office:value-type="string">
            <text:p>Product bugID</text:p>
          </table:table-cell>
          <table:covered-table-cell table:style-name="ce92"/>
          <table:table-cell table:number-columns-repeated="1017"/>
        </table:table-row>
        <table:table-row table:style-name="ro17">
          <table:table-cell table:style-name="ce80" office:value-type="string" table:number-columns-spanned="6" table:number-rows-spanned="1">
            <text:p>Version 2.1.5</text:p>
          </table:table-cell>
          <table:covered-table-cell table:number-columns-repeated="4" table:style-name="ce84"/>
          <table:covered-table-cell table:style-name="ce93"/>
          <table:table-cell table:number-columns-repeated="1017"/>
        </table:table-row>
        <table:table-row table:style-name="ro8">
          <table:table-cell table:style-name="ce81" office:value-type="string">
            <text:p>REG_PLF305_CS_001</text:p>
          </table:table-cell>
          <table:table-cell table:style-name="ce81" office:value-type="string">
            <text:p>CS</text:p>
          </table:table-cell>
          <table:table-cell table:style-name="ce86" office:value-type="string">
            <text:p>Calendar</text:p>
          </table:table-cell>
          <table:table-cell table:style-name="ce81" office:value-type="string">
            <text:p>Group Calendar in my Space shows all events</text:p>
          </table:table-cell>
          <table:table-cell table:style-name="ce88" office:value-type="string">
            <text:p>CS-4862</text:p>
          </table:table-cell>
          <table:table-cell table:style-name="ce94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95" table:number-columns-repeated="244"/>
          <table:table-cell table:style-name="ce96" table:number-columns-repeated="773"/>
        </table:table-row>
        <table:table-row table:style-name="ro8">
          <table:table-cell table:style-name="ce81" office:value-type="string">
            <text:p>REG_PLF305_CS_002</text:p>
          </table:table-cell>
          <table:table-cell table:style-name="ce81" office:value-type="string">
            <text:p>CS</text:p>
          </table:table-cell>
          <table:table-cell table:style-name="ce81" office:value-type="string">
            <text:p>Calendar</text:p>
          </table:table-cell>
          <table:table-cell table:style-name="ce81" office:value-type="string">
            <text:p>Untranslated labels in sharing calendar and Priority field in the search of agenda</text:p>
          </table:table-cell>
          <table:table-cell table:style-name="ce88" office:value-type="string">
            <text:p>CS-4920</text:p>
          </table:table-cell>
          <table:table-cell table:style-name="ce94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95" table:number-columns-repeated="244"/>
          <table:table-cell table:style-name="ce96" table:number-columns-repeated="773"/>
        </table:table-row>
        <table:table-row table:style-name="ro17">
          <table:table-cell table:style-name="ce80" office:value-type="string" table:number-columns-spanned="6" table:number-rows-spanned="1">
            <text:p>Version 2.1.6</text:p>
          </table:table-cell>
          <table:covered-table-cell table:number-columns-repeated="4" table:style-name="ce84"/>
          <table:covered-table-cell table:style-name="ce93"/>
          <table:table-cell table:number-columns-repeated="1017"/>
        </table:table-row>
        <table:table-row table:style-name="ro8">
          <table:table-cell table:style-name="ce81" office:value-type="string">
            <text:p>REG_PLF306_CS_001</text:p>
          </table:table-cell>
          <table:table-cell table:style-name="ce81" office:value-type="string">
            <text:p>CS</text:p>
          </table:table-cell>
          <table:table-cell table:style-name="ce86" office:value-type="string">
            <text:p>Chat</text:p>
          </table:table-cell>
          <table:table-cell table:style-name="ce81" office:value-type="string">
            <text:p>Chat function is wrong with user has uppercase username</text:p>
          </table:table-cell>
          <table:table-cell table:style-name="ce89" office:value-type="string">
            <text:p>CS-4601</text:p>
          </table:table-cell>
          <table:table-cell table:style-name="ce94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95" table:number-columns-repeated="244"/>
          <table:table-cell table:style-name="ce96" table:number-columns-repeated="773"/>
        </table:table-row>
        <table:table-row table:style-name="ro8">
          <table:table-cell table:style-name="ce81" office:value-type="string">
            <text:p>REG_PLF306_CS_002</text:p>
          </table:table-cell>
          <table:table-cell table:style-name="ce81" office:value-type="string">
            <text:p>CS</text:p>
          </table:table-cell>
          <table:table-cell table:style-name="ce81" office:value-type="string">
            <text:p>Calendar</text:p>
          </table:table-cell>
          <table:table-cell table:style-name="ce81" office:value-type="string">
            <text:p>Day of week is incorrect between mini calendar and month calendar</text:p>
          </table:table-cell>
          <table:table-cell table:style-name="ce89" office:value-type="string">
            <text:p>CS-4840</text:p>
          </table:table-cell>
          <table:table-cell table:style-name="ce94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95" table:number-columns-repeated="244"/>
          <table:table-cell table:style-name="ce96" table:number-columns-repeated="773"/>
        </table:table-row>
        <table:table-row table:style-name="ro8">
          <table:table-cell table:style-name="ce81" office:value-type="string">
            <text:p>REG_PLF306_CS_003</text:p>
          </table:table-cell>
          <table:table-cell table:style-name="ce81" office:value-type="string">
            <text:p>CS</text:p>
          </table:table-cell>
          <table:table-cell table:style-name="ce81" office:value-type="string">
            <text:p>Calendar</text:p>
          </table:table-cell>
          <table:table-cell table:style-name="ce81" office:value-type="string">
            <text:p>Alert error message when add contact with long email</text:p>
          </table:table-cell>
          <table:table-cell table:style-name="ce89" office:value-type="string">
            <text:p>CS-4919</text:p>
          </table:table-cell>
          <table:table-cell table:style-name="ce94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95" table:number-columns-repeated="244"/>
          <table:table-cell table:style-name="ce96" table:number-columns-repeated="773"/>
        </table:table-row>
        <table:table-row table:style-name="ro8">
          <table:table-cell table:style-name="ce81" office:value-type="string">
            <text:p>REG_PLF306_CS_004</text:p>
          </table:table-cell>
          <table:table-cell table:style-name="ce81" office:value-type="string">
            <text:p>CS</text:p>
          </table:table-cell>
          <table:table-cell table:style-name="ce81" office:value-type="string">
            <text:p>Calendar</text:p>
          </table:table-cell>
          <table:table-cell table:style-name="ce81" office:value-type="string">
            <text:p>Date availability is not matched when change time zone</text:p>
          </table:table-cell>
          <table:table-cell table:style-name="ce89" office:value-type="string">
            <text:p>CS-4923</text:p>
          </table:table-cell>
          <table:table-cell table:style-name="ce94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95" table:number-columns-repeated="244"/>
          <table:table-cell table:style-name="ce96" table:number-columns-repeated="773"/>
        </table:table-row>
        <table:table-row table:style-name="ro8">
          <table:table-cell table:style-name="ce81" office:value-type="string">
            <text:p>REG_PLF306_CS_005</text:p>
          </table:table-cell>
          <table:table-cell table:style-name="ce81" office:value-type="string">
            <text:p>CS</text:p>
          </table:table-cell>
          <table:table-cell table:style-name="ce81" office:value-type="string">
            <text:p>Calendar</text:p>
          </table:table-cell>
          <table:table-cell table:style-name="ce81" office:value-type="string">
            <text:p>Only display user name in participant list</text:p>
          </table:table-cell>
          <table:table-cell table:style-name="ce90" office:value-type="string">
            <text:p>CS-5011</text:p>
          </table:table-cell>
          <table:table-cell table:style-name="ce94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95" table:number-columns-repeated="244"/>
          <table:table-cell table:style-name="ce96" table:number-columns-repeated="773"/>
        </table:table-row>
        <table:table-row table:style-name="ro8">
          <table:table-cell table:style-name="ce81" office:value-type="string">
            <text:p>REG_PLF306_CS_006</text:p>
          </table:table-cell>
          <table:table-cell table:style-name="ce81" office:value-type="string">
            <text:p>CS</text:p>
          </table:table-cell>
          <table:table-cell table:style-name="ce81" office:value-type="string">
            <text:p>Calendar</text:p>
          </table:table-cell>
          <table:table-cell table:style-name="ce81" office:value-type="string">
            <text:p>Events of the same day is displayed overlap</text:p>
          </table:table-cell>
          <table:table-cell table:style-name="ce89" office:value-type="string">
            <text:p>CS-5069</text:p>
          </table:table-cell>
          <table:table-cell table:style-name="ce94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95" table:number-columns-repeated="244"/>
          <table:table-cell table:style-name="ce96" table:number-columns-repeated="773"/>
        </table:table-row>
        <table:table-row table:style-name="ro8">
          <table:table-cell table:style-name="ce81" office:value-type="string">
            <text:p>REG_PLF306_CS_007</text:p>
          </table:table-cell>
          <table:table-cell table:style-name="ce81" office:value-type="string">
            <text:p>CS</text:p>
          </table:table-cell>
          <table:table-cell table:style-name="ce81" office:value-type="string">
            <text:p>Calendar</text:p>
          </table:table-cell>
          <table:table-cell table:style-name="ce81" office:value-type="string">
            <text:p><text:span text:style-name="T2">Event categories listbox </text:span><text:span text:style-name="T2">isn't overidden</text:span></text:p>
          </table:table-cell>
          <table:table-cell table:style-name="ce89" office:value-type="string">
            <text:p>CS-4914</text:p>
          </table:table-cell>
          <table:table-cell table:style-name="ce94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95" table:number-columns-repeated="244"/>
          <table:table-cell table:style-name="ce96" table:number-columns-repeated="773"/>
        </table:table-row>
        <table:table-row table:style-name="ro19">
          <table:table-cell table:style-name="ce82" office:value-type="string" table:number-columns-spanned="5" table:number-rows-spanned="1">
            <text:p>Total</text:p>
          </table:table-cell>
          <table:covered-table-cell table:number-columns-repeated="3" table:style-name="ce85"/>
          <table:covered-table-cell table:style-name="ce91"/>
          <table:table-cell table:style-name="ce82" table:formula="of:=SUM([.F5:.F14])" office:value-type="float" office:value="12">
            <text:p>12</text:p>
          </table:table-cell>
          <table:table-cell table:style-name="ce83" table:number-columns-repeated="244"/>
          <table:table-cell table:number-columns-repeated="773"/>
        </table:table-row>
        <table:table-row table:style-name="ro19" table:number-rows-repeated="65521">
          <table:table-cell table:style-name="ce83" table:number-columns-repeated="250"/>
          <table:table-cell table:number-columns-repeated="773"/>
        </table:table-row>
        <table:table-row table:style-name="ro19" table:number-rows-repeated="983037">
          <table:table-cell table:number-columns-repeated="1023"/>
        </table:table-row>
        <table:table-row table:style-name="ro20" table:number-rows-repeated="2">
          <table:table-cell table:number-columns-repeated="1023"/>
        </table:table-row>
        <table:table-row table:style-name="ro20">
          <table:table-cell table:number-columns-repeated="1023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Export_address" table:base-cell-address="$Bugs_v2_1_5.$H$174" table:expression="$#REF!.$E$174:$H$176"/>
        <table:named-expression table:name="Share_contact_touser" table:base-cell-address="$Bugs_v2_1_6.$H$450" table:expression="$#REF!.$E$433:$H$444"/>
        <table:named-expression table:name="Share_contact_togroup" table:base-cell-address="$Bugs_v2_1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2_1_6.$H$493" table:expression="$#REF!.$E$478:$H$487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4:5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10-07T14:51:20</dc:date>
    <meta:print-date>2008-06-17T00:45:47</meta:print-date>
    <dc:language>en-US</dc:language>
    <meta:editing-cycles>1067</meta:editing-cycles>
    <meta:editing-duration>P15DT6H44M32S</meta:editing-duration>
    <meta:document-statistic meta:table-count="5" meta:cell-count="829" meta:object-count="1"/>
    <meta:user-defined meta:name="Info 1"/>
    <meta:user-defined meta:name="Info 2"/>
    <meta:user-defined meta:name="Info 3"/>
    <meta:user-defined meta:name="Info 4"/>
  </office:meta>
</office:document-meta>
</file>